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: Fast ||Vol: C: - Development ||Zone: ArchivesBu - ArchivesBu ||Step: !Description! Complex Volume end: 2021-11-14 02:07:41. ||Server: VolRavenPc - <text:s/>started on 2021-11-14 02:07:44 0:00:0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><text:s/></text:p>
      <text:p text:style-name="Standard">Zone: 1.000000 0.000000 0:00:04 Boot Boot</text:p>
      <text:p text:style-name="Standard"><text:tab/>A-( size 0.359526 / actual gap 2.030260 / act size 2.389786) </text:p>
      <text:p text:style-name="Standard"><text:tab/>- [begin 0.000000 / <text:s/>zone end 0.359526 / gap used 2.030260 / gap unused 63.908472 / round up 0.010000]</text:p>
      <text:p text:style-name="Standard"><text:tab/>A-( size 0.000000 / actual gap 2.030260 / act size 2.030260) </text:p>
      <text:p text:style-name="Standard"><text:tab/>- [begin 0.359526 / <text:s/>zone end 0.359526 / gap used 2.030260 / gap unused 63.898920 / round up 0.010000] </text:p>
      <text:p text:style-name="Standard">Zone: 2.000000 0.000000 0:00:04 BootData BootData</text:p>
      <text:p text:style-name="Standard"><text:tab/>A-( size 0.039960 / actual gap 2.349827 / act size 2.389787) </text:p>
      <text:p text:style-name="Standard"><text:tab/>- [begin 2.389786 / <text:s/>zone end 2.429746 / gap used 2.349827 / gap unused 61.868659 / round up 0.010000]</text:p>
      <text:p text:style-name="Standard"><text:tab/>A-( size 0.000000 / actual gap 2.349827 / act size 2.349827) </text:p>
      <text:p text:style-name="Standard"><text:tab/>- [begin 2.429746 / <text:s/>zone end 2.429746 / gap used 2.349827 / gap unused 61.864557 / round up 0.010000] </text:p>
      <text:p text:style-name="Standard">Zone: 3.000000 0.000000 0:00:04 ProgramHints ProgramHints </text:p>
      <text:p text:style-name="Standard">Zone: 4.000000 0.000000 0:00:04 ProgramHintsData ProgramHintsData </text:p>
      <text:p text:style-name="Standard">Zone: 5.000000 0.000000 0:00:04 Programs Programs</text:p>
      <text:p text:style-name="Standard"><text:tab/>A-( size 10.060408 / actual gap 4.278312 / act size 14.338720) </text:p>
      <text:p text:style-name="Standard"><text:tab/>- [begin 4.779572 / <text:s/>zone end 14.839980 / gap used 4.278312 / gap unused 59.503201 / round up 0.020000]</text:p>
      <text:p text:style-name="Standard"><text:tab/>A-( size 0.000000 / actual gap 4.278280 / act size 4.278280) </text:p>
      <text:p text:style-name="Standard"><text:tab/>- [begin 14.840012 / <text:s/>zone end 14.840012 / gap used 4.278280 / gap unused 59.933799 / round up 0.020000] </text:p>
      <text:p text:style-name="Standard">Zone: 6.000000 0.000000 0:00:04 ProgramsWindows !ZoneLabelProgramsWidows!</text:p>
      <text:p text:style-name="Standard"><text:tab/>A-( size 5.173837 / actual gap 4.385310 / act size 9.559147) </text:p>
      <text:p text:style-name="Standard"><text:tab/>- [begin 19.118291 / <text:s/>zone end 24.292128 / gap used 4.385310 / gap unused 55.678392 / round up 0.020000]</text:p>
      <text:p text:style-name="Standard"><text:tab/>A-( size 0.000000 / actual gap 4.384794 / act size 4.384794) </text:p>
      <text:p text:style-name="Standard"><text:tab/>- [begin 24.292644 / <text:s/>zone end 24.292644 / gap used 4.384794 / gap unused 55.688893 / round up 0.020000] </text:p>
      <text:p text:style-name="Standard">Zone: 7.000000 0.000000 0:00:04 ProgramsData ProgramsData</text:p>
      <text:p text:style-name="Standard"><text:tab/>A-( size 0.797737 / actual gap 3.981836 / act size 4.779573) </text:p>
      <text:p text:style-name="Standard"><text:tab/>- [begin 28.677437 / <text:s/>zone end 29.475174 / gap used 3.981836 / gap unused 51.303297 / round up 0.020000]</text:p>
      <text:p text:style-name="Standard"><text:tab/>A-( size 0.000000 / actual gap 4.006652 / act size 4.006652) </text:p>
      <text:p text:style-name="Standard"><text:tab/>- [begin 29.450358 / <text:s/>zone end 29.450358 / gap used 4.006652 / gap unused 51.322024 / round up 0.020000] </text:p>
      <text:p text:style-name="Standard">Zone: 8.000000 0.000000 0:00:04 IdeScripts IdeScripts</text:p>
      <text:p text:style-name="Standard"><text:tab/>A-( size 1.508132 / actual gap 3.271441 / act size 4.779573) </text:p>
      <text:p text:style-name="Standard"><text:soft-page-break/><text:tab/>- [begin 33.457010 / <text:s/>zone end 34.965142 / gap used 3.271441 / gap unused 47.709131 / round up 0.010000]</text:p>
      <text:p text:style-name="Standard"><text:tab/>A-( size 0.000000 / actual gap 0.881655 / act size 0.881655) </text:p>
      <text:p text:style-name="Standard"><text:tab/>- [begin 34.965142 / <text:s/>zone end 34.965142 / gap used 0.881655 / gap unused 47.709131 / round up 0.010000] </text:p>
      <text:p text:style-name="Standard">Zone: 9.000000 0.000000 0:00:05 DevToDo DevToDo</text:p>
      <text:p text:style-name="Standard"><text:tab/>A-( size 5.744158 / actual gap 3.814989 / act size 9.559147) </text:p>
      <text:p text:style-name="Standard"><text:tab/>- [begin 35.846796 / <text:s/>zone end 41.590954 / gap used 3.814989 / gap unused 46.740194 / round up 0.010000]</text:p>
      <text:p text:style-name="Standard"><text:tab/>A-( size 0.000000 / actual gap 1.425182 / act size 1.425182) </text:p>
      <text:p text:style-name="Standard"><text:tab/>- [begin 41.590974 / <text:s/>zone end 41.590974 / gap used 1.425182 / gap unused 46.356263 / round up 0.010000] </text:p>
      <text:p text:style-name="Standard">Zone: 10.000000 0.000000 0:00:05 LinksCorp LinksCorp</text:p>
      <text:p text:style-name="Standard"><text:tab/>A-( size 38.891581 / actual gap 4.124576 / act size 43.016157) </text:p>
      <text:p text:style-name="Standard"><text:tab/>- [begin 43.016156 / <text:s/>zone end 81.907737 / gap used 4.124576 / gap unused 48.104511 / round up 0.010000]</text:p>
      <text:p text:style-name="Standard"><text:tab/>A-( size 0.000000 / actual gap 1.732729 / act size 1.732729) </text:p>
      <text:p text:style-name="Standard"><text:tab/>- [begin 81.909797 / <text:s/>zone end 81.909797 / gap used 1.732729 / gap unused 46.335527 / round up 0.010000] </text:p>
      <text:p text:style-name="Standard">Zone: 11.000000 0.000000 0:00:05 People People</text:p>
      <text:p text:style-name="Standard"><text:tab/>A-( size 12.213802 / actual gap 4.514703 / act size 16.728505) </text:p>
      <text:p text:style-name="Standard"><text:tab/>- [begin 83.642526 / <text:s/>zone end 95.856328 / gap used 4.514703 / gap unused 48.066604 / round up 0.020000]</text:p>
      <text:p text:style-name="Standard"><text:tab/>A-( size 0.000000 / actual gap 4.514447 / act size 4.514447) </text:p>
      <text:p text:style-name="Standard"><text:tab/>- [begin 95.856584 / <text:s/>zone end 95.856584 / gap used 4.514447 / gap unused 47.779194 / round up 0.020000] </text:p>
      <text:p text:style-name="Standard">Zone: 12.000000 0.000000 0:00:05 MFT MFT - Master File Table</text:p>
      <text:p text:style-name="Standard"><text:tab/>A-( size 0.768078 / actual gap 0.426816 / act size 1.194894) </text:p>
      <text:p text:style-name="Standard"><text:tab/>- [begin 100.371031 / <text:s/>zone end 101.139109 / gap used 0.426816 / gap unused 43.212787 / round up 0.005000]</text:p>
      <text:p text:style-name="Standard"><text:tab/>A-( size 0.000000 / actual gap 0.424377 / act size 0.424377) </text:p>
      <text:p text:style-name="Standard"><text:tab/>- [begin 101.141548 / <text:s/>zone end 101.141548 / gap used 0.424377 / gap unused 43.210348 / round up 0.005000] </text:p>
      <text:p text:style-name="Standard">Zone: 13.000000 0.000000 0:00:05 DIR Directories.</text:p>
      <text:p text:style-name="Standard"><text:tab/>A-( size 0.078490 / actual gap 5.895977 / act size 5.974467) </text:p>
      <text:p text:style-name="Standard"><text:tab/>- [begin 101.565924 / <text:s/>zone end 101.644414 / gap used 5.895977 / gap unused 42.785976 / round up 0.030000]</text:p>
      <text:p text:style-name="Standard"><text:tab/>A-( size 0.000000 / actual gap 5.895977 / act size 5.895977) </text:p>
      <text:p text:style-name="Standard"><text:tab/>- [begin 101.644414 / <text:s/>zone end 101.644414 / gap used 5.895977 / gap unused 42.784668 / round up 0.030000] </text:p>
      <text:p text:style-name="Standard">Zone: 14.000000 0.000000 0:00:05 !ZoneLabelPageHiberDump! !ZoneDescriptionPageHiberDump!</text:p>
      <text:p text:style-name="Standard"><text:tab/>A-( size 0.952125 / actual gap 0.000000 / act size 0.952125) </text:p>
      <text:p text:style-name="Standard"><text:tab/>- [begin 107.540390 / <text:s/>zone end 108.492515 / gap used 0.000000 / gap unused 36.303509 / round up !ZoneVolRoundUpPageHiberDump!]</text:p>
      <text:p text:style-name="Standard"><text:tab/>A-( size 0.000000 / actual gap 0.000000 / act size 0.000000) </text:p>
      <text:p text:style-name="Standard"><text:tab/>- [begin 108.492515 / <text:s/>zone end 108.492515 / gap used 0.000000 / gap unused 36.292899 / round up !ZoneVolRoundUpPageHiberDump!] </text:p>
      <text:p text:style-name="Standard">Zone: 15.000000 0.000000 0:00:05 Games Games </text:p>
      <text:p text:style-name="Standard"><text:soft-page-break/>Zone: 16.000000 0.000000 0:00:05 Shares Shares</text:p>
      <text:p text:style-name="Standard"><text:tab/>A-( size 0.023026 / actual gap 1.414636 / act size 1.437662) </text:p>
      <text:p text:style-name="Standard"><text:tab/>- [begin 108.492515 / <text:s/>zone end 108.515541 / gap used 1.414636 / gap unused 36.270537 / round up 0.010000]</text:p>
      <text:p text:style-name="Standard"><text:tab/>A-( size 0.000000 / actual gap 1.414636 / act size 1.414636) </text:p>
      <text:p text:style-name="Standard"><text:tab/>- [begin 108.515541 / <text:s/>zone end 108.515541 / gap used 1.414636 / gap unused 36.270537 / round up 0.010000] </text:p>
      <text:p text:style-name="Standard">Zone: 17.000000 0.000000 0:00:06 SystemOtherData SystemOtherData</text:p>
      <text:p text:style-name="Standard"><text:tab/>A-( size 0.026771 / actual gap 2.363016 / act size 2.389787) </text:p>
      <text:p text:style-name="Standard"><text:tab/>- [begin 109.930177 / <text:s/>zone end 109.956948 / gap used 2.363016 / gap unused 34.855901 / round up 0.010000]</text:p>
      <text:p text:style-name="Standard"><text:tab/>A-( size 0.000000 / actual gap 2.363016 / act size 2.363016) </text:p>
      <text:p text:style-name="Standard"><text:tab/>- [begin 109.956948 / <text:s/>zone end 109.956948 / gap used 2.363016 / gap unused 34.855771 / round up 0.010000] </text:p>
      <text:p text:style-name="Standard">Zone: 18.000000 0.000000 0:00:06 Reference Reference</text:p>
      <text:p text:style-name="Standard"><text:tab/>A-( size 1.591010 / actual gap 0.798777 / act size 2.389787) </text:p>
      <text:p text:style-name="Standard"><text:tab/>- [begin 112.319963 / <text:s/>zone end 113.910973 / gap used 0.798777 / gap unused 30.901787 / round up 0.020000]</text:p>
      <text:p text:style-name="Standard"><text:tab/>A-( size 0.000000 / actual gap 0.798777 / act size 0.798777) </text:p>
      <text:p text:style-name="Standard"><text:tab/>- [begin 113.910973 / <text:s/>zone end 113.910973 / gap used 0.798777 / gap unused 30.901746 / round up 0.020000] </text:p>
      <text:p text:style-name="Standard">Zone: 19.000000 0.000000 0:00:06 SpaceHogs SpaceHogs</text:p>
      <text:p text:style-name="Standard"><text:tab/>A-( size 48.953300 / actual gap 3.622002 / act size 52.575302) </text:p>
      <text:p text:style-name="Standard"><text:tab/>- [begin 114.709750 / <text:s/>zone end 163.663050 / gap used 3.622002 / gap unused 26.156477 / round up 0.020000]</text:p>
      <text:p text:style-name="Standard"><text:tab/>A-( size 0.000000 / actual gap 3.606290 / act size 3.606290) </text:p>
      <text:p text:style-name="Standard"><text:tab/>- [begin 163.678762 / <text:s/>zone end 163.678762 / gap used 3.606290 / gap unused 14.578779 / round up 0.020000] </text:p>
      <text:p text:style-name="Standard">Zone: 20.000000 0.000000 0:00:06 ArchivesBu ArchivesBu</text:p>
      <text:p text:style-name="Standard"><text:tab/>A-( size 64.205954 / actual gap 0.318281 / act size 64.524235) </text:p>
      <text:p text:style-name="Standard"><text:tab/>- [begin 167.285052 / <text:s/>zone end 231.491006 / gap used 0.318281 / gap unused 7.487640 / round up 0.005000]</text:p>
      <text:p text:style-name="Standard"><text:tab/>A-( size 0.000000 / actual gap 0.318281 / act size 0.318281) </text:p>
      <text:p text:style-name="Standard"><text:tab/>- [begin 231.491006 / <text:s/>zone end 231.491006 / gap used 0.318281 / gap unused 7.487640 / round up 0.005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4.000000 File Actions completed.</text:p>
      <text:p text:style-name="Standard">5.000000 Calculating Gap.</text:p>
      <text:p text:style-name="Standard">6.000000 File Actions started.</text:p>
      <text:p text:style-name="Standard">7.000000 File Actions completed.</text:p>
      <text:p text:style-name="Standard">8.000000 Zone finished, reporting.</text:p>
      <text:p text:style-name="Standard"><text:soft-page-break/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20.000000 ArchivesBu ArchivesBu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318281 (0.133184%)</text:p>
      <text:p text:style-name="Standard"><text:s text:c="16"/>Total: 0.318281 (9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31.491006 (0.000000%)</text:p>
      <text:p text:style-name="Standard"><text:s text:c="12"/>Files End: 231.491006</text:p>
      <text:p text:style-name="Standard"><text:s text:c="13"/>Zone End: 231.809287 (9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33184% (0.318281)</text:p>
      <text:p text:style-name="Standard"><text:s text:c="17"/></text:p>
      <text:p text:style-name="Standard"><text:s text:c="15"/>The desired min gap size. (GapRequested): 0.222011 <text:s/>(Loc) 231.713017</text:p>
      <text:p text:style-name="Standard"><text:s text:c="14"/>Must be half the zone size. (GapAdjusted): 0.000000 <text:s/>(---) 231.491006</text:p>
      <text:p text:style-name="Standard"><text:s text:c="15"/>Align to the volume evenly. (GapRounded): 0.318281 <text:s/>(---) 231.809287</text:p>
      <text:p text:style-name="Standard"><text:s text:c="10"/>The remaining space available. (GapAvailable): 7.487640 <text:s/>(---) 238.978646</text:p>
      <text:p text:style-name="Standard"><text:s text:c="6"/>The lower of adjusted and available. (GapCurrent): 0.318281 <text:s/>(---) 231.809287</text:p>
      <text:p text:style-name="Standard"><text:s text:c="4"/>(GapCurrent) after any code you inserted. (GapUsed): 0.318281 <text:s/>(---) 231.809287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150953265418.140870 (15.421388%)</text:p>
      <text:p text:style-name="Standard"><text:s text:c="19"/>Total Used: 360513279918.079280 (152.646827%)</text:p>
      <text:p text:style-name="Standard"><text:s text:c="9"/>Volume Used by Zones: 1303677419.519898 (0.133184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ArchivesBu</text:p>
      <text:p text:style-name="Standard"># ArchivesBu start.</text:p>
      <text:p text:style-name="Standard">all</text:p>
      <text:p text:style-name="Standard"># ArchivesBu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742,681,804,800 (181.318800)</text:p>
      <text:p text:style-name="Standard"><text:s text:c="10"/>Volume Free: <text:s text:c="8"/>236,174,729,216, (57.659846)</text:p>
      <text:p text:style-name="Standard"><text:s text:c="9"/></text:p>
      <text:p text:style-name="Standard"><text:s text:c="5"/>Volume Used Calc: <text:s text:c="6"/>29365696020.480000 (57.659846)</text:p>
      <text:p text:style-name="Standard"><text:s text:c="6"/>Volume Free Adj: <text:s text:c="6"/>181871404118.24194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80,328</text:p>
      <text:p text:style-name="Standard"><text:s text:c="5"/>Fragmented Items: <text:s text:c="18"/>1,621</text:p>
      <text:p text:style-name="Standard"/>
      <text:p text:style-name="Standard"><text:s text:c="4"/>Unfragmented Data: <text:s text:c="8"/>546,855,051,264 bytes</text:p>
      <text:p text:style-name="Standard"><text:soft-page-break/><text:s text:c="6"/>Fragmented Data: <text:s text:c="8"/>190,561,902,592 bytes</text:p>
      <text:p text:style-name="Standard"/>
      <text:p text:style-name="Standard"><text:s text:c="13"/>All Gaps: <text:s text:c="17"/>12,878</text:p>
      <text:p text:style-name="Standard"><text:s text:c="13"/>All gaps: <text:s text:c="8"/>236,201,619,456 bytes</text:p>
      <text:p text:style-name="Standard"><text:s text:c="10"/>Average gap: <text:s text:c="13"/>18,337,792 bytes</text:p>
      <text:p text:style-name="Standard"><text:s text:c="11"/>Median gap: <text:s text:c="16"/>262,144 bytes</text:p>
      <text:p text:style-name="Standard"><text:s text:c="10"/>Biggest gap: <text:s text:c="10"/>3,346,219,008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3"/>2,597,563.3878 clusters</text:p>
      <text:p text:style-name="Standard"><text:s text:c="39"/>1.0869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80,328</text:p>
      <text:p text:style-name="Standard"><text:s text:c="2"/>Fragmented Items: <text:s text:c="12"/>1,621</text:p>
      <text:p text:style-name="Standard"><text:s/>Unfragmented Data: <text:s text:c="2"/>546,855,051,264 bytes</text:p>
      <text:p text:style-name="Standard"><text:s text:c="3"/>Fragmented Data: <text:s text:c="2"/>190,561,902,592 bytes</text:p>
      <text:p text:style-name="Standard">Gaps:</text:p>
      <text:p text:style-name="Standard"><text:s text:c="10"/>All Gaps: <text:s text:c="11"/>12,877</text:p>
      <text:p text:style-name="Standard"><text:soft-page-break/><text:s text:c="10"/>All gaps: <text:s text:c="2"/>236,201,652,224 bytes</text:p>
      <text:p text:style-name="Standard"><text:s text:c="7"/>Average gap: <text:s text:c="7"/>18,341,888 bytes</text:p>
      <text:p text:style-name="Standard"><text:s text:c="8"/>Median gap: <text:s text:c="10"/>266,240 bytes</text:p>
      <text:p text:style-name="Standard"><text:s text:c="7"/>Biggest gap: <text:s text:c="4"/>3,346,219,008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11,786 <text:s text:c="10"/>91.5275%</text:p>
      <text:p text:style-name="Standard"><text:s text:c="3"/>Big gaps <text:s text:c="16"/>1,091 <text:s text:c="11"/>8.4725%</text:p>
      <text:p text:style-name="Standard"><text:s text:c="16"/>----------------- -----------------</text:p>
      <text:p text:style-name="Standard"><text:s text:c="3"/>All gaps <text:s text:c="15"/>12,877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7,627,729,920 <text:s text:c="10"/>16.4171 <text:s text:c="11"/>7.4630%</text:p>
      <text:p text:style-name="Standard"><text:s text:c="3"/>Big gaps <text:s text:c="6"/>218,573,922,304 <text:s text:c="9"/>203.5628 <text:s text:c="10"/>92.5370%</text:p>
      <text:p text:style-name="Standard"><text:s text:c="16"/>----------------- ----------------- -----------------</text:p>
      <text:p text:style-name="Standard"><text:s text:c="3"/>All gaps <text:s text:c="6"/>236,201,652,224 <text:s text:c="9"/>219.9799 <text:s text:c="9"/>100.0000%</text:p>
      <text:p text:style-name="Standard"/>
      <text:p text:style-name="Standard"><text:s text:c="3"/>Average gap <text:s text:c="8"/>18,341,888 <text:s text:c="11"/>0.0171 <text:s text:c="11"/>0.0078%</text:p>
      <text:p text:style-name="Standard"><text:s text:c="3"/>Median gap <text:s text:c="12"/>266,240 <text:s text:c="11"/>0.0002 <text:s text:c="11"/>0.0001%</text:p>
      <text:p text:style-name="Standard"><text:s text:c="3"/>Biggest gap <text:s text:c="5"/>3,346,219,008 <text:s text:c="11"/>3.1164 <text:s text:c="11"/>1.41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08,672 <text:s text:c="12"/>1,578 <text:s text:c="8"/>1,810,250</text:p>
      <text:p text:style-name="Standard"><text:s text:c="3"/>Folders <text:s text:c="10"/>371,656 <text:s text:c="15"/>43 <text:s text:c="10"/>371,699</text:p>
      <text:p text:style-name="Standard"><text:s text:c="3"/>------- ----------------- ----------------- -----------------</text:p>
      <text:p text:style-name="Standard"><text:s text:c="3"/>All <text:s text:c="12"/>2,180,328 <text:s text:c="12"/>1,621 <text:s text:c="8"/>2,181,949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925% <text:s text:c="10"/>0.0723% <text:s text:c="9"/>82.9648%</text:p>
      <text:p text:style-name="Standard"><text:s text:c="3"/>Folders <text:s text:c="10"/>17.0332% <text:s text:c="10"/>0.0020% <text:s text:c="9"/>17.0352%</text:p>
      <text:p text:style-name="Standard"><text:s text:c="3"/>------- ----------------- ----------------- -----------------</text:p>
      <text:p text:style-name="Standard"><text:s text:c="3"/>All <text:s text:c="14"/>99.9257% <text:s text:c="10"/>0.0743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45,914,748,928 <text:s text:c="2"/>190,555,267,072 <text:s text:c="2"/>736,470,016,000</text:p>
      <text:p text:style-name="Standard"><text:s text:c="3"/>Folders <text:s text:c="6"/>940,302,336 <text:s text:c="8"/>6,635,520 <text:s text:c="6"/>946,937,856</text:p>
      <text:p text:style-name="Standard"><text:s text:c="3"/>------- ----------------- ----------------- -----------------</text:p>
      <text:p text:style-name="Standard"><text:s text:c="3"/>All <text:s text:c="6"/>546,855,051,264 <text:s text:c="2"/>190,561,902,592 <text:s text:c="2"/>737,416,953,856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oft-page-break/><text:s text:c="3"/>Files <text:s text:c="11"/>508.4227 <text:s text:c="9"/>177.4684 <text:s text:c="9"/>685.8912</text:p>
      <text:p text:style-name="Standard"><text:s text:c="3"/>Folders <text:s text:c="11"/>0.8757 <text:s text:c="11"/>0.0062 <text:s text:c="11"/>0.8819</text:p>
      <text:p text:style-name="Standard"><text:s text:c="3"/>------- ----------------- ----------------- -----------------</text:p>
      <text:p text:style-name="Standard"><text:s text:c="3"/>All <text:s text:c="13"/>509.2985 <text:s text:c="9"/>177.4746 <text:s text:c="9"/>686.7731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4.0307% <text:s text:c="9"/>25.8409% <text:s text:c="9"/>99.8716%</text:p>
      <text:p text:style-name="Standard"><text:s text:c="3"/>Folders <text:s text:c="11"/>0.1275% <text:s text:c="10"/>0.0009% <text:s text:c="10"/>0.1284%</text:p>
      <text:p text:style-name="Standard"><text:s text:c="3"/>------- ----------------- ----------------- -----------------</text:p>
      <text:p text:style-name="Standard"><text:s text:c="3"/>All <text:s text:c="14"/>74.1582% <text:s text:c="9"/>25.8418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610,359,905,074 <text:s text:c="2"/>190,609,040,008 <text:s text:c="2"/>800,968,945,082</text:p>
      <text:p text:style-name="Standard"><text:s text:c="3"/>Folders <text:s text:c="6"/>940,272,390 <text:s text:c="8"/>6,635,520 <text:s text:c="6"/>946,907,910</text:p>
      <text:p text:style-name="Standard"><text:s text:c="3"/>------- ----------------- ----------------- -----------------</text:p>
      <text:p text:style-name="Standard"><text:s text:c="3"/>All <text:s text:c="6"/>611,300,177,464 <text:s text:c="2"/>190,615,675,528 <text:s text:c="2"/>801,915,852,992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68.4420 <text:s text:c="9"/>177.5185 <text:s text:c="9"/>745.9605</text:p>
      <text:p text:style-name="Standard"><text:s text:c="3"/>Folders <text:s text:c="11"/>0.8757 <text:s text:c="11"/>0.0062 <text:s text:c="11"/>0.8819</text:p>
      <text:p text:style-name="Standard"><text:s text:c="3"/>------- ----------------- ----------------- -----------------</text:p>
      <text:p text:style-name="Standard"><text:s text:c="3"/>All <text:s text:c="13"/>569.3177 <text:s text:c="9"/>177.5247 <text:s text:c="9"/>746.8423</text:p>
      <text:p text:style-name="Standard"/>
      <text:p text:style-name="Standard">----------------------------------------------------------</text:p>
      <text:p text:style-name="Standard">Percentage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6.1127% <text:s text:c="9"/>23.7692% <text:s text:c="9"/>99.8819%</text:p>
      <text:p text:style-name="Standard"><text:s text:c="3"/>Folders <text:s text:c="11"/>0.1173% <text:s text:c="10"/>0.0008% <text:s text:c="10"/>0.1181%</text:p>
      <text:p text:style-name="Standard"><text:s text:c="3"/>------- ----------------- ----------------- -----------------</text:p>
      <text:p text:style-name="Standard"><text:s text:c="3"/>All <text:s text:c="14"/>76.2300% <text:s text:c="9"/>23.7700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359526 (0.150443%)</text:p>
      <text:p text:style-name="Standard"><text:s text:c="18"/>Gap: 2.030260 (0.849557%)</text:p>
      <text:p text:style-name="Standard"><text:s text:c="16"/>Total: 2.389786 (1.000000%)</text:p>
      <text:p text:style-name="Standard"/>
      <text:p text:style-name="Standard"><text:s text:c="8"/>Files/folders: <text:s text:c="12"/>1,811 (0.000046%) </text:p>
      <text:p text:style-name="Standard"><text:s text:c="12"/>Fragments: <text:s text:c="16"/>8 (0.29917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35952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849557% (2.030260)</text:p>
      <text:p text:style-name="Standard"><text:s text:c="17"/></text:p>
      <text:p text:style-name="Standard"><text:s text:c="15"/>The desired min gap size. (GapRequested): 0.222011 <text:s/>(Loc) 0.581537</text:p>
      <text:p text:style-name="Standard"><text:s text:c="14"/>Must be half the zone size. (GapAdjusted): 0.222011 <text:s/>(---) 0.581537</text:p>
      <text:p text:style-name="Standard"><text:s text:c="15"/>Align to the volume evenly. (GapRounded): 2.030260 <text:s/>(---) 2.389786</text:p>
      <text:p text:style-name="Standard"><text:s text:c="10"/>The remaining space available. (GapAvailable): 63.908472 <text:s/>(---) 64.267998</text:p>
      <text:p text:style-name="Standard"><text:s text:c="6"/>The lower of adjusted and available. (GapCurrent): 2.030260 <text:s/>(---) 2.389786</text:p>
      <text:p text:style-name="Standard"><text:s text:c="4"/>(GapCurrent) after any code you inserted. (GapUsed): 2.03026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09357020.591210 (0.092900%)</text:p>
      <text:p text:style-name="Standard"><text:s text:c="19"/>Total Used: 8315946844.160000 (3.444858%)</text:p>
      <text:p text:style-name="Standard"><text:s text:c="9"/>Volume Used by Zones: 8315946844.160000 (0.849557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oft-page-break/><text:s text:c="18"/>Gap: 2.030260 (0.849557%)</text:p>
      <text:p text:style-name="Standard"><text:s text:c="16"/>Total: 2.03026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359526 (0.000000%)</text:p>
      <text:p text:style-name="Standard"><text:s text:c="12"/>Files End: 0.35952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849557% (2.030260)</text:p>
      <text:p text:style-name="Standard"><text:s text:c="17"/></text:p>
      <text:p text:style-name="Standard"><text:s text:c="15"/>The desired min gap size. (GapRequested): 0.222011 <text:s/>(Loc) 0.581537</text:p>
      <text:p text:style-name="Standard"><text:s text:c="14"/>Must be half the zone size. (GapAdjusted): 0.000000 <text:s/>(---) 0.359526</text:p>
      <text:p text:style-name="Standard"><text:s text:c="15"/>Align to the volume evenly. (GapRounded): 2.030260 <text:s/>(---) 2.389786</text:p>
      <text:p text:style-name="Standard"><text:s text:c="10"/>The remaining space available. (GapAvailable): 63.898920 <text:s/>(---) 64.258446</text:p>
      <text:p text:style-name="Standard"><text:s text:c="6"/>The lower of adjusted and available. (GapCurrent): 2.030260 <text:s/>(---) 2.389786</text:p>
      <text:p text:style-name="Standard"><text:s text:c="4"/>(GapCurrent) after any code you inserted. (GapUsed): 2.03026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818714041.182420 (0.185800%)</text:p>
      <text:p text:style-name="Standard"><text:s text:c="19"/>Total Used: 16631893688.320000 (6.889718%)</text:p>
      <text:p text:style-name="Standard"><text:s text:c="9"/>Volume Used by Zones: 8315946844.160000 (0.849557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<text:soft-page-break/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39960 (0.016721%)</text:p>
      <text:p text:style-name="Standard"><text:s text:c="18"/>Gap: 2.349827 (0.983279%)</text:p>
      <text:p text:style-name="Standard"><text:s text:c="16"/>Total: 2.389787 (2.000000%)</text:p>
      <text:p text:style-name="Standard"/>
      <text:p text:style-name="Standard"><text:s text:c="8"/>Files/folders: <text:s text:c="15"/>65 (0.002979%) </text:p>
      <text:p text:style-name="Standard"><text:s text:c="12"/>Fragments: <text:s text:c="16"/>3 (0.11223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2"/>Files End: 2.429746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983279% (2.349827)</text:p>
      <text:p text:style-name="Standard"><text:s text:c="17"/></text:p>
      <text:p text:style-name="Standard"><text:s text:c="15"/>The desired min gap size. (GapRequested): 0.222011 <text:s/>(Loc) 2.651757</text:p>
      <text:p text:style-name="Standard"><text:s text:c="14"/>Must be half the zone size. (GapAdjusted): 0.079920 <text:s/>(---) 2.509666</text:p>
      <text:p text:style-name="Standard"><text:s text:c="15"/>Align to the volume evenly. (GapRounded): 2.349827 <text:s/>(---) 4.779573</text:p>
      <text:p text:style-name="Standard"><text:s text:c="10"/>The remaining space available. (GapAvailable): 61.868659 <text:s/>(---) 64.298405</text:p>
      <text:p text:style-name="Standard"><text:s text:c="6"/>The lower of adjusted and available. (GapCurrent): 2.349827 <text:s/>(---) 4.779573</text:p>
      <text:p text:style-name="Standard"><text:soft-page-break/><text:s text:c="4"/>(GapCurrent) after any code you inserted. (GapUsed): 2.349827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728071061.773630 (0.278700%)</text:p>
      <text:p text:style-name="Standard"><text:s text:c="19"/>Total Used: 26256784752.639999 (10.876817%)</text:p>
      <text:p text:style-name="Standard"><text:s text:c="9"/>Volume Used by Zones: 9624891064.320000 (0.983279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oft-page-break/><text:s text:c="18"/>Gap: 2.349827 (0.983279%)</text:p>
      <text:p text:style-name="Standard"><text:s text:c="16"/>Total: 2.349827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29746 (0.000000%)</text:p>
      <text:p text:style-name="Standard"><text:s text:c="12"/>Files End: 2.429746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983279% (2.349827)</text:p>
      <text:p text:style-name="Standard"><text:s text:c="17"/></text:p>
      <text:p text:style-name="Standard"><text:s text:c="15"/>The desired min gap size. (GapRequested): 0.222011 <text:s/>(Loc) 2.651757</text:p>
      <text:p text:style-name="Standard"><text:s text:c="14"/>Must be half the zone size. (GapAdjusted): 0.000000 <text:s/>(---) 2.429746</text:p>
      <text:p text:style-name="Standard"><text:s text:c="15"/>Align to the volume evenly. (GapRounded): 2.349827 <text:s/>(---) 4.779573</text:p>
      <text:p text:style-name="Standard"><text:s text:c="10"/>The remaining space available. (GapAvailable): 61.864557 <text:s/>(---) 64.294303</text:p>
      <text:p text:style-name="Standard"><text:s text:c="6"/>The lower of adjusted and available. (GapCurrent): 2.349827 <text:s/>(---) 4.779573</text:p>
      <text:p text:style-name="Standard"><text:s text:c="4"/>(GapCurrent) after any code you inserted. (GapUsed): 2.349827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637428082.364840 (0.371600%)</text:p>
      <text:p text:style-name="Standard"><text:s text:c="19"/>Total Used: 35881675816.959999 (14.863906%)</text:p>
      <text:p text:style-name="Standard"><text:s text:c="9"/>Volume Used by Zones: 9624891064.320000 (0.983279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oft-page-break/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0.060408 (4.209752%)</text:p>
      <text:p text:style-name="Standard"><text:s text:c="18"/>Gap: 4.278312 (1.790249%)</text:p>
      <text:p text:style-name="Standard"><text:s text:c="16"/>Total: 14.338720 (8.000000%)</text:p>
      <text:p text:style-name="Standard"/>
      <text:p text:style-name="Standard"><text:s text:c="8"/>Files/folders: <text:s text:c="10"/>288,098 (0.013199%) </text:p>
      <text:p text:style-name="Standard"><text:s text:c="12"/>Fragments: <text:s text:c="14"/>332 (12.42515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2"/>Files End: 14.839980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790249% (4.278312)</text:p>
      <text:p text:style-name="Standard"><text:s text:c="17"/></text:p>
      <text:p text:style-name="Standard"><text:s text:c="15"/>The desired min gap size. (GapRequested): 0.444022 <text:s/>(Loc) 15.284002</text:p>
      <text:p text:style-name="Standard"><text:s text:c="14"/>Must be half the zone size. (GapAdjusted): 0.444022 <text:s/>(---) 15.284002</text:p>
      <text:p text:style-name="Standard"><text:s text:c="15"/>Align to the volume evenly. (GapRounded): 4.278312 <text:s/>(---) 19.118292</text:p>
      <text:p text:style-name="Standard"><text:s text:c="10"/>The remaining space available. (GapAvailable): 59.503201 <text:s/>(---) 74.343181</text:p>
      <text:p text:style-name="Standard"><text:s text:c="6"/>The lower of adjusted and available. (GapCurrent): 4.278312 <text:s/>(---) 19.118292</text:p>
      <text:p text:style-name="Standard"><text:s text:c="4"/>(GapCurrent) after any code you inserted. (GapUsed): 4.278312 <text:s/>(---)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456142123.547260 (0.557400%)</text:p>
      <text:p text:style-name="Standard"><text:s text:c="19"/>Total Used: 53405640458.239998 (22.123361%)</text:p>
      <text:p text:style-name="Standard"><text:s text:c="9"/>Volume Used by Zones: 17523964641.279999 (1.790249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oft-page-break/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oft-page-break/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<text:soft-page-break/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oft-page-break/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<text:soft-page-break/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<text:soft-page-break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278280 (1.790235%)</text:p>
      <text:p text:style-name="Standard"><text:s text:c="16"/>Total: 4.278280 (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oft-page-break/><text:s text:c="3"/>------------------------</text:p>
      <text:p text:style-name="Standard"><text:s text:c="11"/>Zone Start: 14.840012 (0.000000%)</text:p>
      <text:p text:style-name="Standard"><text:s text:c="12"/>Files End: 14.840012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790235% (4.278280)</text:p>
      <text:p text:style-name="Standard"><text:s text:c="17"/></text:p>
      <text:p text:style-name="Standard"><text:s text:c="15"/>The desired min gap size. (GapRequested): 0.444022 <text:s/>(Loc) 15.284034</text:p>
      <text:p text:style-name="Standard"><text:s text:c="14"/>Must be half the zone size. (GapAdjusted): 0.000000 <text:s/>(---) 14.840012</text:p>
      <text:p text:style-name="Standard"><text:s text:c="15"/>Align to the volume evenly. (GapRounded): 4.278280 <text:s/>(---) 19.118292</text:p>
      <text:p text:style-name="Standard"><text:s text:c="10"/>The remaining space available. (GapAvailable): 59.933799 <text:s/>(---) 74.773811</text:p>
      <text:p text:style-name="Standard"><text:s text:c="6"/>The lower of adjusted and available. (GapCurrent): 4.278280 <text:s/>(---) 19.118292</text:p>
      <text:p text:style-name="Standard"><text:s text:c="4"/>(GapCurrent) after any code you inserted. (GapUsed): 4.278280 <text:s/>(---)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274856164.729680 (0.743199%)</text:p>
      <text:p text:style-name="Standard"><text:s text:c="19"/>Total Used: 70929474027.519989 (29.382657%)</text:p>
      <text:p text:style-name="Standard"><text:s text:c="9"/>Volume Used by Zones: 17523833569.279999 (1.790235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oft-page-break/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oft-page-break/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<text:soft-page-break/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oft-page-break/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<text:soft-page-break/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oft-page-break/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5.173837 (2.164979%)</text:p>
      <text:p text:style-name="Standard"><text:s text:c="18"/>Gap: 4.385310 (1.835021%)</text:p>
      <text:p text:style-name="Standard"><text:soft-page-break/><text:s text:c="16"/>Total: 9.559147 (12.000000%)</text:p>
      <text:p text:style-name="Standard"/>
      <text:p text:style-name="Standard"><text:s text:c="8"/>Files/folders: <text:s text:c="10"/>366,095 (0.016774%) </text:p>
      <text:p text:style-name="Standard"><text:s text:c="12"/>Fragments: <text:s text:c="14"/>542 (22.11342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9.118291 (0.000000%)</text:p>
      <text:p text:style-name="Standard"><text:s text:c="12"/>Files End: 24.292128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835021% (4.385310)</text:p>
      <text:p text:style-name="Standard"><text:s text:c="17"/></text:p>
      <text:p text:style-name="Standard"><text:s text:c="15"/>The desired min gap size. (GapRequested): 0.444022 <text:s/>(Loc) 24.736150</text:p>
      <text:p text:style-name="Standard"><text:s text:c="14"/>Must be half the zone size. (GapAdjusted): 0.444022 <text:s/>(---) 24.736150</text:p>
      <text:p text:style-name="Standard"><text:s text:c="15"/>Align to the volume evenly. (GapRounded): 4.385310 <text:s/>(---) 28.677438</text:p>
      <text:p text:style-name="Standard"><text:s text:c="10"/>The remaining space available. (GapAvailable): 55.678392 <text:s/>(---) 79.970520</text:p>
      <text:p text:style-name="Standard"><text:s text:c="6"/>The lower of adjusted and available. (GapCurrent): 4.385310 <text:s/>(---) 28.677438</text:p>
      <text:p text:style-name="Standard"><text:s text:c="4"/>(GapCurrent) after any code you inserted. (GapUsed): 4.385310 <text:s/>(---)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093570205.912100 (0.928999%)</text:p>
      <text:p text:style-name="Standard"><text:s text:c="19"/>Total Used: 88891701821.439972 (36.823684%)</text:p>
      <text:p text:style-name="Standard"><text:s text:c="9"/>Volume Used by Zones: 17962227793.919983 (1.835021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<text:soft-page-break/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<text:soft-page-break/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oft-page-break/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oft-page-break/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oft-page-break/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oft-page-break/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13 11:30 PM </text:p>
      <text:p text:style-name="Standard"/>
      <text:p text:style-name="Standard"><text:soft-page-break/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384794 (1.834806%)</text:p>
      <text:p text:style-name="Standard"><text:s text:c="16"/>Total: 4.384794 (1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4.292644 (0.000000%)</text:p>
      <text:p text:style-name="Standard"><text:s text:c="12"/>Files End: 24.292644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834806% (4.384794)</text:p>
      <text:p text:style-name="Standard"><text:s text:c="17"/></text:p>
      <text:p text:style-name="Standard"><text:s text:c="15"/>The desired min gap size. (GapRequested): 0.444022 <text:s/>(Loc) 24.736666</text:p>
      <text:p text:style-name="Standard"><text:s text:c="14"/>Must be half the zone size. (GapAdjusted): 0.000000 <text:s/>(---) 24.292644</text:p>
      <text:p text:style-name="Standard"><text:s text:c="15"/>Align to the volume evenly. (GapRounded): 4.384794 <text:s/>(---) 28.677438</text:p>
      <text:p text:style-name="Standard"><text:s text:c="10"/>The remaining space available. (GapAvailable): 55.688893 <text:s/>(---) 79.981537</text:p>
      <text:p text:style-name="Standard"><text:s text:c="6"/>The lower of adjusted and available. (GapCurrent): 4.384794 <text:s/>(---) 28.677438</text:p>
      <text:p text:style-name="Standard"><text:s text:c="4"/>(GapCurrent) after any code you inserted. (GapUsed): 4.384794 <text:s/>(---)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912284247.094521 (1.114799%)</text:p>
      <text:p text:style-name="Standard"><text:s text:c="19"/>Total Used: 106851816079.359990 (44.263654%)</text:p>
      <text:p text:style-name="Standard"><text:s text:c="9"/>Volume Used by Zones: 17960114257.920013 (1.834806%)</text:p>
      <text:p text:style-name="Standard"/>
      <text:p text:style-name="Standard"><text:soft-page-break/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oft-page-break/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oft-page-break/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<text:soft-page-break/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<text:soft-page-break/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><text:soft-page-break/>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797737 (0.333811%)</text:p>
      <text:p text:style-name="Standard"><text:s text:c="18"/>Gap: 3.981836 (1.666189%)</text:p>
      <text:p text:style-name="Standard"><text:s text:c="16"/>Total: 4.779573 (14.000000%)</text:p>
      <text:p text:style-name="Standard"/>
      <text:p text:style-name="Standard"><text:s text:c="8"/>Files/folders: <text:s text:c="11"/>13,781 (0.000596%) </text:p>
      <text:p text:style-name="Standard"><text:s text:c="12"/>Fragments: <text:s text:c="14"/>101 (4.717422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8.677437 (0.000000%)</text:p>
      <text:p text:style-name="Standard"><text:s text:c="12"/>Files End: 29.475174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66189% (3.981836)</text:p>
      <text:p text:style-name="Standard"><text:s text:c="17"/></text:p>
      <text:p text:style-name="Standard"><text:s text:c="15"/>The desired min gap size. (GapRequested): 0.444022 <text:s/>(Loc) 29.919196</text:p>
      <text:p text:style-name="Standard"><text:s text:c="14"/>Must be half the zone size. (GapAdjusted): 0.444022 <text:s/>(---) 29.919196</text:p>
      <text:p text:style-name="Standard"><text:s text:c="15"/>Align to the volume evenly. (GapRounded): 3.981836 <text:s/>(---) 33.457010</text:p>
      <text:p text:style-name="Standard"><text:s text:c="10"/>The remaining space available. (GapAvailable): 51.303297 <text:s/>(---) 80.778471</text:p>
      <text:p text:style-name="Standard"><text:s text:c="6"/>The lower of adjusted and available. (GapCurrent): 3.981836 <text:s/>(---) 33.457010</text:p>
      <text:p text:style-name="Standard"><text:s text:c="4"/>(GapCurrent) after any code you inserted. (GapUsed): 3.981836 <text:s/>(---) 33.457010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12730998288.276941 (1.300599%)</text:p>
      <text:p text:style-name="Standard"><text:s text:c="19"/>Total Used: 123161418137.599980 (51.017532%)</text:p>
      <text:p text:style-name="Standard"><text:s text:c="9"/>Volume Used by Zones: 16309602058.239990 (1.666189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006652 (1.676573%)</text:p>
      <text:p text:style-name="Standard"><text:s text:c="16"/>Total: 4.006652 (14.000000%)</text:p>
      <text:p text:style-name="Standard"><text:soft-page-break/></text:p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9.450358 (0.000000%)</text:p>
      <text:p text:style-name="Standard"><text:s text:c="12"/>Files End: 29.450358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76573% (4.006652)</text:p>
      <text:p text:style-name="Standard"><text:s text:c="17"/></text:p>
      <text:p text:style-name="Standard"><text:s text:c="15"/>The desired min gap size. (GapRequested): 0.444022 <text:s/>(Loc) 29.894380</text:p>
      <text:p text:style-name="Standard"><text:s text:c="14"/>Must be half the zone size. (GapAdjusted): 0.000000 <text:s/>(---) 29.450358</text:p>
      <text:p text:style-name="Standard"><text:s text:c="15"/>Align to the volume evenly. (GapRounded): 4.006652 <text:s/>(---) 33.457010</text:p>
      <text:p text:style-name="Standard"><text:s text:c="10"/>The remaining space available. (GapAvailable): 51.322024 <text:s/>(---) 80.772382</text:p>
      <text:p text:style-name="Standard"><text:s text:c="6"/>The lower of adjusted and available. (GapCurrent): 4.006652 <text:s/>(---) 33.457010</text:p>
      <text:p text:style-name="Standard"><text:s text:c="4"/>(GapCurrent) after any code you inserted. (GapUsed): 4.006652 <text:s/>(---)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549712329.459362 (1.486399%)</text:p>
      <text:p text:style-name="Standard"><text:s text:c="19"/>Total Used: 139572666531.839970 (57.816433%)</text:p>
      <text:p text:style-name="Standard"><text:s text:c="9"/>Volume Used by Zones: 16411248394.240005 (1.67657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oft-page-break/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.508132 (0.631074%)</text:p>
      <text:p text:style-name="Standard"><text:s text:c="18"/>Gap: 3.271441 (1.368926%)</text:p>
      <text:p text:style-name="Standard"><text:s text:c="16"/>Total: 4.779573 (16.000000%)</text:p>
      <text:p text:style-name="Standard"/>
      <text:p text:style-name="Standard"><text:s text:c="8"/>Files/folders: <text:s text:c="10"/>137,488 (0.006279%) </text:p>
      <text:p text:style-name="Standard"><text:s text:c="12"/>Fragments: <text:s text:c="15"/>11 (0.53346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3.457010 (0.000000%)</text:p>
      <text:p text:style-name="Standard"><text:s text:c="12"/>Files End: 34.965142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oft-page-break/><text:s text:c="7"/>Volume Rounding: 1.000000%</text:p>
      <text:p text:style-name="Standard"><text:s text:c="12"/>Actual Gap: 1.368926% (3.271441)</text:p>
      <text:p text:style-name="Standard"><text:s text:c="17"/></text:p>
      <text:p text:style-name="Standard"><text:s text:c="15"/>The desired min gap size. (GapRequested): 2.220110 <text:s/>(Loc) 37.185252</text:p>
      <text:p text:style-name="Standard"><text:s text:c="14"/>Must be half the zone size. (GapAdjusted): 2.220110 <text:s/>(---) 37.185252</text:p>
      <text:p text:style-name="Standard"><text:s text:c="15"/>Align to the volume evenly. (GapRounded): 3.271441 <text:s/>(---) 38.236583</text:p>
      <text:p text:style-name="Standard"><text:s text:c="10"/>The remaining space available. (GapAvailable): 47.709131 <text:s/>(---) 82.674273</text:p>
      <text:p text:style-name="Standard"><text:s text:c="6"/>The lower of adjusted and available. (GapCurrent): 3.271441 <text:s/>(---) 38.236583</text:p>
      <text:p text:style-name="Standard"><text:s text:c="4"/>(GapCurrent) after any code you inserted. (GapUsed): 3.271441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3643282535.371460 (2.415398%)</text:p>
      <text:p text:style-name="Standard"><text:s text:c="19"/>Total Used: 152972490342.399960 (63.367781%)</text:p>
      <text:p text:style-name="Standard"><text:s text:c="9"/>Volume Used by Zones: 13399823810.559998 (1.36892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<text:soft-page-break/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oft-page-break/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oft-page-break/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oft-page-break/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<text:soft-page-break/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881655 (0.368926%)</text:p>
      <text:p text:style-name="Standard"><text:s text:c="16"/>Total: 0.881655 (1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34.965142 (0.000000%)</text:p>
      <text:p text:style-name="Standard"><text:s text:c="12"/>Files End: 34.965142</text:p>
      <text:p text:style-name="Standard"><text:s text:c="13"/>Zone End: 35.846797 (1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368926% (0.881655)</text:p>
      <text:p text:style-name="Standard"><text:s text:c="17"/></text:p>
      <text:p text:style-name="Standard"><text:s text:c="15"/>The desired min gap size. (GapRequested): 2.220110 <text:s/>(Loc) 37.185252</text:p>
      <text:p text:style-name="Standard"><text:s text:c="14"/>Must be half the zone size. (GapAdjusted): 0.000000 <text:s/>(---) 34.965142</text:p>
      <text:p text:style-name="Standard"><text:s text:c="15"/>Align to the volume evenly. (GapRounded): 0.881655 <text:s/>(---) 35.846797</text:p>
      <text:p text:style-name="Standard"><text:s text:c="10"/>The remaining space available. (GapAvailable): 47.709131 <text:s/>(---) 82.674273</text:p>
      <text:p text:style-name="Standard"><text:s text:c="6"/>The lower of adjusted and available. (GapCurrent): 0.881655 <text:s/>(---) 35.846797</text:p>
      <text:p text:style-name="Standard"><text:s text:c="4"/>(GapCurrent) after any code you inserted. (GapUsed): 0.881655 <text:s/>(---) 35.84679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2736852741.283558 (3.344397%)</text:p>
      <text:p text:style-name="Standard"><text:s text:c="19"/>Total Used: 156583748812.799960 (64.863714%)</text:p>
      <text:p text:style-name="Standard"><text:s text:c="9"/>Volume Used by Zones: 3611258470.399994 (0.36892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oft-page-break/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<text:soft-page-break/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oft-page-break/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oft-page-break/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oft-page-break/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13 11:30 PM </text:p>
      <text:p text:style-name="Standard"/>
      <text:p text:style-name="Standard"><text:soft-page-break/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5.744158 (2.403628%)</text:p>
      <text:p text:style-name="Standard"><text:s text:c="18"/>Gap: 3.814989 (1.596372%)</text:p>
      <text:p text:style-name="Standard"><text:s text:c="16"/>Total: 9.559147 (19.000000%)</text:p>
      <text:p text:style-name="Standard"/>
      <text:p text:style-name="Standard"><text:s text:c="8"/>Files/folders: <text:s text:c="10"/>444,203 (0.020349%) </text:p>
      <text:p text:style-name="Standard"><text:s text:c="12"/>Fragments: <text:s text:c="14"/>178 (8.64917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5.846796 (0.000000%)</text:p>
      <text:p text:style-name="Standard"><text:s text:c="12"/>Files End: 41.590954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1.596372% (3.814989)</text:p>
      <text:p text:style-name="Standard"><text:s text:c="17"/></text:p>
      <text:p text:style-name="Standard"><text:s text:c="15"/>The desired min gap size. (GapRequested): 2.220110 <text:s/>(Loc) 43.811064</text:p>
      <text:p text:style-name="Standard"><text:s text:c="14"/>Must be half the zone size. (GapAdjusted): 2.220110 <text:s/>(---) 43.811064</text:p>
      <text:p text:style-name="Standard"><text:s text:c="15"/>Align to the volume evenly. (GapRounded): 3.814989 <text:s/>(---) 45.405943</text:p>
      <text:p text:style-name="Standard"><text:s text:c="10"/>The remaining space available. (GapAvailable): 46.740194 <text:s/>(---) 88.331148</text:p>
      <text:p text:style-name="Standard"><text:s text:c="6"/>The lower of adjusted and available. (GapCurrent): 3.814989 <text:s/>(---) 45.405943</text:p>
      <text:p text:style-name="Standard"><text:s text:c="4"/>(GapCurrent) after any code you inserted. (GapUsed): 3.814989 <text:s/>(---)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1830422947.195656 (4.273397%)</text:p>
      <text:p text:style-name="Standard"><text:s text:c="19"/>Total Used: 172209942691.839970 (71.336940%)</text:p>
      <text:p text:style-name="Standard"><text:s text:c="9"/>Volume Used by Zones: 15626193879.040009 (1.596372%)</text:p>
      <text:p text:style-name="Standard"/>
      <text:p text:style-name="Standard"><text:soft-page-break/>Directory and Files Select:</text:p>
      <text:p text:style-name="Standard">---------------------------</text:p>
      <text:p text:style-name="Standard"># Script: ZoneDo ZoneTypeSelectDevToDo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oft-page-break/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oft-page-break/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oft-page-break/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<text:soft-page-break/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<text:soft-page-break/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425182 (0.596364%)</text:p>
      <text:p text:style-name="Standard"><text:s text:c="16"/>Total: 1.425182 (1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1.590974 (0.000000%)</text:p>
      <text:p text:style-name="Standard"><text:s text:c="12"/>Files End: 41.590974</text:p>
      <text:p text:style-name="Standard"><text:s text:c="13"/>Zone End: 43.016156 (1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596364% (1.425182)</text:p>
      <text:p text:style-name="Standard"><text:s text:c="17"/></text:p>
      <text:p text:style-name="Standard"><text:s text:c="15"/>The desired min gap size. (GapRequested): 2.220110 <text:s/>(Loc) 43.811084</text:p>
      <text:p text:style-name="Standard"><text:soft-page-break/><text:s text:c="14"/>Must be half the zone size. (GapAdjusted): 0.000000 <text:s/>(---) 41.590974</text:p>
      <text:p text:style-name="Standard"><text:s text:c="15"/>Align to the volume evenly. (GapRounded): 1.425182 <text:s/>(---) 43.016156</text:p>
      <text:p text:style-name="Standard"><text:s text:c="10"/>The remaining space available. (GapAvailable): 46.356263 <text:s/>(---) 87.947237</text:p>
      <text:p text:style-name="Standard"><text:s text:c="6"/>The lower of adjusted and available. (GapCurrent): 1.425182 <text:s/>(---) 43.016156</text:p>
      <text:p text:style-name="Standard"><text:s text:c="4"/>(GapCurrent) after any code you inserted. (GapUsed): 1.425182 <text:s/>(---) 43.01615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0923993153.107758 (5.202396%)</text:p>
      <text:p text:style-name="Standard"><text:s text:c="19"/>Total Used: 178047489310.719970 (73.755008%)</text:p>
      <text:p text:style-name="Standard"><text:s text:c="9"/>Volume Used by Zones: 5837546618.880005 (0.596364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DevToDo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><text:soft-page-break/></text:p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><text:soft-page-break/></text:p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oft-page-break/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oft-page-break/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0.000000 LinksCorp LinksCorp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38.891581 (16.274082%)</text:p>
      <text:p text:style-name="Standard"><text:s text:c="18"/>Gap: 4.124576 (1.725918%)</text:p>
      <text:p text:style-name="Standard"><text:s text:c="16"/>Total: 43.016157 (36.000000%)</text:p>
      <text:p text:style-name="Standard"/>
      <text:p text:style-name="Standard"><text:s text:c="8"/>Files/folders: <text:s text:c="10"/>139,826 (0.006370%) </text:p>
      <text:p text:style-name="Standard"><text:s text:c="12"/>Fragments: <text:s text:c="14"/>138 (6.744868%) </text:p>
      <text:p text:style-name="Standard"/>
      <text:p text:style-name="Standard"><text:s text:c="3"/>Location:</text:p>
      <text:p text:style-name="Standard"><text:soft-page-break/><text:s text:c="3"/>------------------------</text:p>
      <text:p text:style-name="Standard"><text:s text:c="11"/>Zone Start: 43.016156 (0.000000%)</text:p>
      <text:p text:style-name="Standard"><text:s text:c="12"/>Files End: 81.907737</text:p>
      <text:p text:style-name="Standard"><text:s text:c="13"/>Zone End: 86.032313 (3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1.725918% (4.124576)</text:p>
      <text:p text:style-name="Standard"><text:s text:c="17"/></text:p>
      <text:p text:style-name="Standard"><text:s text:c="15"/>The desired min gap size. (GapRequested): 2.220110 <text:s/>(Loc) 84.127847</text:p>
      <text:p text:style-name="Standard"><text:s text:c="14"/>Must be half the zone size. (GapAdjusted): 2.220110 <text:s/>(---) 84.127847</text:p>
      <text:p text:style-name="Standard"><text:s text:c="15"/>Align to the volume evenly. (GapRounded): 4.124576 <text:s/>(---) 86.032313</text:p>
      <text:p text:style-name="Standard"><text:s text:c="10"/>The remaining space available. (GapAvailable): 48.104511 <text:s/>(---) 130.012248</text:p>
      <text:p text:style-name="Standard"><text:s text:c="6"/>The lower of adjusted and available. (GapCurrent): 4.124576 <text:s/>(---) 86.032313</text:p>
      <text:p text:style-name="Standard"><text:s text:c="4"/>(GapCurrent) after any code you inserted. (GapUsed): 4.124576 <text:s/>(---) 86.03231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0017563359.019852 (6.131395%)</text:p>
      <text:p text:style-name="Standard"><text:s text:c="19"/>Total Used: 194941750804.479920 (80.753737%)</text:p>
      <text:p text:style-name="Standard"><text:s text:c="9"/>Volume Used by Zones: 16894261493.759949 (1.72591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LinksCorp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oft-page-break/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oft-page-break/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<text:soft-page-break/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oft-page-break/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<text:soft-page-break/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<text:soft-page-break/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0.000000 LinksCorp LinksCorp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732729 (0.725056%)</text:p>
      <text:p text:style-name="Standard"><text:s text:c="16"/>Total: 1.732729 (3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81.909797 (0.000000%)</text:p>
      <text:p text:style-name="Standard"><text:s text:c="12"/>Files End: 81.909797</text:p>
      <text:p text:style-name="Standard"><text:s text:c="13"/>Zone End: 83.642526 (3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725056% (1.732729)</text:p>
      <text:p text:style-name="Standard"><text:s text:c="17"/></text:p>
      <text:p text:style-name="Standard"><text:s text:c="15"/>The desired min gap size. (GapRequested): 2.220110 <text:s/>(Loc) 84.129907</text:p>
      <text:p text:style-name="Standard"><text:s text:c="14"/>Must be half the zone size. (GapAdjusted): 0.000000 <text:s/>(---) 81.909797</text:p>
      <text:p text:style-name="Standard"><text:s text:c="15"/>Align to the volume evenly. (GapRounded): 1.732729 <text:s/>(---) 83.642526</text:p>
      <text:p text:style-name="Standard"><text:s text:c="10"/>The remaining space available. (GapAvailable): 46.335527 <text:s/>(---) 128.245324</text:p>
      <text:p text:style-name="Standard"><text:soft-page-break/><text:s text:c="6"/>The lower of adjusted and available. (GapCurrent): 1.732729 <text:s/>(---) 83.642526</text:p>
      <text:p text:style-name="Standard"><text:s text:c="4"/>(GapCurrent) after any code you inserted. (GapUsed): 1.732729 <text:s/>(---) 83.64252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9111133564.931946 (7.060395%)</text:p>
      <text:p text:style-name="Standard"><text:s text:c="19"/>Total Used: 202039009198.079900 (83.693608%)</text:p>
      <text:p text:style-name="Standard"><text:s text:c="9"/>Volume Used by Zones: 7097258393.599976 (0.72505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LinksCorp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oft-page-break/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<text:soft-page-break/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oft-page-break/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oft-page-break/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<text:soft-page-break/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1.000000 People Peop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2.213802 (5.110834%)</text:p>
      <text:p text:style-name="Standard"><text:s text:c="18"/>Gap: 4.514703 (1.889166%)</text:p>
      <text:p text:style-name="Standard"><text:soft-page-break/><text:s text:c="16"/>Total: 16.728505 (42.000000%)</text:p>
      <text:p text:style-name="Standard"/>
      <text:p text:style-name="Standard"><text:s text:c="8"/>Files/folders: <text:s text:c="10"/>142,780 (0.006508%) </text:p>
      <text:p text:style-name="Standard"><text:s text:c="12"/>Fragments: <text:s text:c="14"/>535 (26.27701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83.642526 (0.000000%)</text:p>
      <text:p text:style-name="Standard"><text:s text:c="12"/>Files End: 95.856328</text:p>
      <text:p text:style-name="Standard"><text:s text:c="13"/>Zone End: 100.371031 (4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889166% (4.514703)</text:p>
      <text:p text:style-name="Standard"><text:s text:c="17"/></text:p>
      <text:p text:style-name="Standard"><text:s text:c="15"/>The desired min gap size. (GapRequested): 2.220110 <text:s/>(Loc) 98.076438</text:p>
      <text:p text:style-name="Standard"><text:s text:c="14"/>Must be half the zone size. (GapAdjusted): 2.220110 <text:s/>(---) 98.076438</text:p>
      <text:p text:style-name="Standard"><text:s text:c="15"/>Align to the volume evenly. (GapRounded): 4.514703 <text:s/>(---) 100.371031</text:p>
      <text:p text:style-name="Standard"><text:s text:c="10"/>The remaining space available. (GapAvailable): 48.066604 <text:s/>(---) 143.922932</text:p>
      <text:p text:style-name="Standard"><text:s text:c="6"/>The lower of adjusted and available. (GapCurrent): 4.514703 <text:s/>(---) 100.371031</text:p>
      <text:p text:style-name="Standard"><text:s text:c="4"/>(GapCurrent) after any code you inserted. (GapUsed): 4.514703 <text:s/>(---) 100.37103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8204703770.844040 (7.989394%)</text:p>
      <text:p text:style-name="Standard"><text:s text:c="19"/>Total Used: 220531233996.799870 (91.354388%)</text:p>
      <text:p text:style-name="Standard"><text:s text:c="9"/>Volume Used by Zones: 18492224798.719971 (1.88916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People</text:p>
      <text:p text:style-name="Standard"># People start.</text:p>
      <text:p text:style-name="Standard"># NotBlobsArchivesBu start.</text:p>
      <text:p text:style-name="Standard">(not (</text:p>
      <text:p text:style-name="Standard"><text:soft-page-break/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><text:soft-page-break/></text:p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oft-page-break/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oft-page-break/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oft-page-break/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# People end.</text:p>
      <text:p text:style-name="Standard"/>
      <text:p text:style-name="Standard"># People</text:p>
      <text:p text:style-name="Standard">)</text:p>
      <text:p text:style-name="Standard"># People end.</text:p>
      <text:p text:style-name="Standard"><text:s text:c="15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1.000000 People Peop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514447 (1.889059%)</text:p>
      <text:p text:style-name="Standard"><text:s text:c="16"/>Total: 4.514447 (4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95.856584 (0.000000%)</text:p>
      <text:p text:style-name="Standard"><text:s text:c="12"/>Files End: 95.856584</text:p>
      <text:p text:style-name="Standard"><text:s text:c="13"/>Zone End: 100.371031 (4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889059% (4.514447)</text:p>
      <text:p text:style-name="Standard"><text:s text:c="17"/></text:p>
      <text:p text:style-name="Standard"><text:s text:c="15"/>The desired min gap size. (GapRequested): 2.220110 <text:s/>(Loc) 98.076694</text:p>
      <text:p text:style-name="Standard"><text:s text:c="14"/>Must be half the zone size. (GapAdjusted): 0.000000 <text:s/>(---) 95.856584</text:p>
      <text:p text:style-name="Standard"><text:s text:c="15"/>Align to the volume evenly. (GapRounded): 4.514447 <text:s/>(---) 100.371031</text:p>
      <text:p text:style-name="Standard"><text:s text:c="10"/>The remaining space available. (GapAvailable): 47.779194 <text:s/>(---) 143.635778</text:p>
      <text:p text:style-name="Standard"><text:s text:c="6"/>The lower of adjusted and available. (GapCurrent): 4.514447 <text:s/>(---) 100.371031</text:p>
      <text:p text:style-name="Standard"><text:s text:c="4"/>(GapCurrent) after any code you inserted. (GapUsed): 4.514447 <text:s/>(---) 100.371031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87298273976.756134 (8.918393%)</text:p>
      <text:p text:style-name="Standard"><text:s text:c="19"/>Total Used: 239022410219.519840 (99.014525%)</text:p>
      <text:p text:style-name="Standard"><text:s text:c="9"/>Volume Used by Zones: 18491176222.719971 (1.889059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People</text:p>
      <text:p text:style-name="Standard"># Peopl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oft-page-break/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<text:soft-page-break/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oft-page-break/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<text:soft-page-break/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oft-page-break/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# People end.</text:p>
      <text:p text:style-name="Standard"/>
      <text:p text:style-name="Standard"># People</text:p>
      <text:p text:style-name="Standard">)</text:p>
      <text:p text:style-name="Standard"># Peopl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2.000000 MFT MFT - Master File Tab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768078 (0.321400%)</text:p>
      <text:p text:style-name="Standard"><text:s text:c="18"/>Gap: 0.426816 (0.178600%)</text:p>
      <text:p text:style-name="Standard"><text:s text:c="16"/>Total: 1.194894 (42.500000%)</text:p>
      <text:p text:style-name="Standard"/>
      <text:p text:style-name="Standard"><text:s text:c="8"/>Files/folders: <text:s text:c="15"/>45 (0.002062%) </text:p>
      <text:p text:style-name="Standard"><text:s text:c="12"/>Fragments: <text:s text:c="16"/>3 (0.15075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0.371031 (0.000000%)</text:p>
      <text:p text:style-name="Standard"><text:s text:c="12"/>Files End: 101.139109</text:p>
      <text:p text:style-name="Standard"><text:s text:c="13"/>Zone End: 101.565925 (42.5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78600% (0.426816)</text:p>
      <text:p text:style-name="Standard"><text:s text:c="17"/></text:p>
      <text:p text:style-name="Standard"><text:s text:c="15"/>The desired min gap size. (GapRequested): 0.222011 <text:s/>(Loc) 101.361120</text:p>
      <text:p text:style-name="Standard"><text:s text:c="14"/>Must be half the zone size. (GapAdjusted): 0.222011 <text:s/>(---) 101.361120</text:p>
      <text:p text:style-name="Standard"><text:s text:c="15"/>Align to the volume evenly. (GapRounded): 0.426816 <text:s/>(---) 101.565925</text:p>
      <text:p text:style-name="Standard"><text:s text:c="10"/>The remaining space available. (GapAvailable): 43.212787 <text:s/>(---) 144.351896</text:p>
      <text:p text:style-name="Standard"><text:s text:c="6"/>The lower of adjusted and available. (GapCurrent): 0.426816 <text:s/>(---) 101.565925</text:p>
      <text:p text:style-name="Standard"><text:s text:c="4"/>(GapCurrent) after any code you inserted. (GapUsed): 0.426816 <text:s/>(---) 101.56592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8207630997.347351 (9.011293%)</text:p>
      <text:p text:style-name="Standard"><text:s text:c="19"/>Total Used: 240770646712.319820 (99.738963%)</text:p>
      <text:p text:style-name="Standard"><text:s text:c="9"/>Volume Used by Zones: 1748236492.799988 (0.17860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MFT</text:p>
      <text:p text:style-name="Standard"># MFT start.</text:p>
      <text:p text:style-name="Standard">SelectNtfsSystemFiles(yes)</text:p>
      <text:p text:style-name="Standard"># MFT end. <text:s text:c="14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2.000000 MFT MFT - Master File Tab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424377 (0.177579%)</text:p>
      <text:p text:style-name="Standard"><text:soft-page-break/><text:s text:c="16"/>Total: 0.424377 (42.5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141548 (0.000000%)</text:p>
      <text:p text:style-name="Standard"><text:s text:c="12"/>Files End: 101.141548</text:p>
      <text:p text:style-name="Standard"><text:s text:c="13"/>Zone End: 101.565925 (42.5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77579% (0.424377)</text:p>
      <text:p text:style-name="Standard"><text:s text:c="17"/></text:p>
      <text:p text:style-name="Standard"><text:s text:c="15"/>The desired min gap size. (GapRequested): 0.222011 <text:s/>(Loc) 101.363559</text:p>
      <text:p text:style-name="Standard"><text:s text:c="14"/>Must be half the zone size. (GapAdjusted): 0.000000 <text:s/>(---) 101.141548</text:p>
      <text:p text:style-name="Standard"><text:s text:c="15"/>Align to the volume evenly. (GapRounded): 0.424377 <text:s/>(---) 101.565925</text:p>
      <text:p text:style-name="Standard"><text:s text:c="10"/>The remaining space available. (GapAvailable): 43.210348 <text:s/>(---) 144.351896</text:p>
      <text:p text:style-name="Standard"><text:s text:c="6"/>The lower of adjusted and available. (GapCurrent): 0.424377 <text:s/>(---) 101.565925</text:p>
      <text:p text:style-name="Standard"><text:s text:c="4"/>(GapCurrent) after any code you inserted. (GapUsed): 0.424377 <text:s/>(---) 101.56592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9116988017.938568 (9.104193%)</text:p>
      <text:p text:style-name="Standard"><text:s text:c="19"/>Total Used: 242508893061.119810 (100.458964%)</text:p>
      <text:p text:style-name="Standard"><text:s text:c="9"/>Volume Used by Zones: 1738246348.799988 (0.177579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MFT</text:p>
      <text:p text:style-name="Standard"># MFT start.</text:p>
      <text:p text:style-name="Standard">SelectNtfsSystemFiles(yes)</text:p>
      <text:p text:style-name="Standard"># MFT end. <text:s text:c="14"/></text:p>
      <text:p text:style-name="Standard"><text:soft-page-break/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3.000000 DIR Directories.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78490 (0.032844%)</text:p>
      <text:p text:style-name="Standard"><text:s text:c="18"/>Gap: 5.895977 (2.467156%)</text:p>
      <text:p text:style-name="Standard"><text:s text:c="16"/>Total: 5.974467 (45.000000%)</text:p>
      <text:p text:style-name="Standard"/>
      <text:p text:style-name="Standard"><text:s text:c="8"/>Files/folders: <text:s text:c="10"/>136,930 (0.006233%) </text:p>
      <text:p text:style-name="Standard"><text:s text:c="12"/>Fragments: <text:s text:c="15"/>28 (1.40774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565924 (0.000000%)</text:p>
      <text:p text:style-name="Standard"><text:s text:c="12"/>Files End: 101.644414</text:p>
      <text:p text:style-name="Standard"><text:s text:c="13"/>Zone End: 107.540391 (4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3.000000%</text:p>
      <text:p text:style-name="Standard"><text:s text:c="12"/>Actual Gap: 2.467156% (5.895977)</text:p>
      <text:p text:style-name="Standard"><text:s text:c="17"/></text:p>
      <text:p text:style-name="Standard"><text:s text:c="15"/>The desired min gap size. (GapRequested): 0.222011 <text:s/>(Loc) 101.866425</text:p>
      <text:p text:style-name="Standard"><text:s text:c="14"/>Must be half the zone size. (GapAdjusted): 0.156980 <text:s/>(---) 101.801394</text:p>
      <text:p text:style-name="Standard"><text:s text:c="15"/>Align to the volume evenly. (GapRounded): 5.895977 <text:s/>(---) 107.540391</text:p>
      <text:p text:style-name="Standard"><text:s text:c="10"/>The remaining space available. (GapAvailable): 42.785976 <text:s/>(---) 144.430390</text:p>
      <text:p text:style-name="Standard"><text:s text:c="6"/>The lower of adjusted and available. (GapCurrent): 5.895977 <text:s/>(---) 107.540391</text:p>
      <text:p text:style-name="Standard"><text:s text:c="4"/>(GapCurrent) after any code you inserted. (GapUsed): 5.895977 <text:s/>(---) 107.540391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90026345038.529785 (9.197093%)</text:p>
      <text:p text:style-name="Standard"><text:s text:c="19"/>Total Used: 266658813624.319760 (110.463401%)</text:p>
      <text:p text:style-name="Standard"><text:s text:c="9"/>Volume Used by Zones: 24149920563.199951 (2.46715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DIR</text:p>
      <text:p text:style-name="Standard"># DIR start.</text:p>
      <text:p text:style-name="Standard">Directory(yes)</text:p>
      <text:p text:style-name="Standard"># DIR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3.000000 DIR Directories.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5.895977 (2.467156%)</text:p>
      <text:p text:style-name="Standard"><text:s text:c="16"/>Total: 5.895977 (4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644414 (0.000000%)</text:p>
      <text:p text:style-name="Standard"><text:s text:c="12"/>Files End: 101.644414</text:p>
      <text:p text:style-name="Standard"><text:s text:c="13"/>Zone End: 107.540391 (45.000000%)</text:p>
      <text:p text:style-name="Standard"><text:s text:c="6"/></text:p>
      <text:p text:style-name="Standard"><text:soft-page-break/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3.000000%</text:p>
      <text:p text:style-name="Standard"><text:s text:c="12"/>Actual Gap: 2.467156% (5.895977)</text:p>
      <text:p text:style-name="Standard"><text:s text:c="17"/></text:p>
      <text:p text:style-name="Standard"><text:s text:c="15"/>The desired min gap size. (GapRequested): 0.222011 <text:s/>(Loc) 101.866425</text:p>
      <text:p text:style-name="Standard"><text:s text:c="14"/>Must be half the zone size. (GapAdjusted): 0.000000 <text:s/>(---) 101.644414</text:p>
      <text:p text:style-name="Standard"><text:s text:c="15"/>Align to the volume evenly. (GapRounded): 5.895977 <text:s/>(---) 107.540391</text:p>
      <text:p text:style-name="Standard"><text:s text:c="10"/>The remaining space available. (GapAvailable): 42.784668 <text:s/>(---) 144.429082</text:p>
      <text:p text:style-name="Standard"><text:s text:c="6"/>The lower of adjusted and available. (GapCurrent): 5.895977 <text:s/>(---) 107.540391</text:p>
      <text:p text:style-name="Standard"><text:s text:c="4"/>(GapCurrent) after any code you inserted. (GapUsed): 5.895977 <text:s/>(---) 107.54039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0935702059.121002 (9.289993%)</text:p>
      <text:p text:style-name="Standard"><text:s text:c="19"/>Total Used: 290808734187.519710 (120.467519%)</text:p>
      <text:p text:style-name="Standard"><text:s text:c="9"/>Volume Used by Zones: 24149920563.199951 (2.46715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DIR</text:p>
      <text:p text:style-name="Standard"># DIR start.</text:p>
      <text:p text:style-name="Standard">Directory(yes)</text:p>
      <text:p text:style-name="Standard"># DIR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4.000000 !ZoneLabelPageHiberDump! !ZoneDescriptionPageHiberDump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oft-page-break/><text:s text:c="16"/>Files: 0.952125 (0.398414%)</text:p>
      <text:p text:style-name="Standard"><text:s text:c="18"/>Gap: 0.000000 (0.000000%)</text:p>
      <text:p text:style-name="Standard"><text:s text:c="16"/>Total: 0.952125 (45.398414%)</text:p>
      <text:p text:style-name="Standard"/>
      <text:p text:style-name="Standard"><text:s text:c="8"/>Files/folders: <text:s text:c="14"/>170 (0.007791%) </text:p>
      <text:p text:style-name="Standard"><text:s text:c="12"/>Fragments: <text:s text:c="16"/>4 (0.20222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7.540390 (0.000000%)</text:p>
      <text:p text:style-name="Standard"><text:s text:c="12"/>Files End: 108.492515</text:p>
      <text:p text:style-name="Standard"><text:s text:c="13"/>Zone End: 108.492515 (45.398414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108.492515</text:p>
      <text:p text:style-name="Standard"><text:s text:c="14"/>Must be half the zone size. (GapAdjusted): 0.000000 <text:s/>(---) 108.492515</text:p>
      <text:p text:style-name="Standard"><text:s text:c="15"/>Align to the volume evenly. (GapRounded): 0.000000 <text:s/>(---) 108.492515</text:p>
      <text:p text:style-name="Standard"><text:s text:c="10"/>The remaining space available. (GapAvailable): 36.303509 <text:s/>(---) 144.796024</text:p>
      <text:p text:style-name="Standard"><text:s text:c="6"/>The lower of adjusted and available. (GapCurrent): 0.000000 <text:s/>(---) 108.492515</text:p>
      <text:p text:style-name="Standard"><text:s text:c="4"/>(GapCurrent) after any code you inserted. (GapUsed): 0.000000 <text:s/>(---) 108.49251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0935702059.121002 (9.289993%)</text:p>
      <text:p text:style-name="Standard"><text:s text:c="19"/>Total Used: 290808734187.519710 (120.465579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ageHiberDump</text:p>
      <text:p text:style-name="Standard"># PageHiberDump start.</text:p>
      <text:p text:style-name="Standard"><text:soft-page-break/>(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)</text:p>
      <text:p text:style-name="Standard"># PageHiberDum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4.000000 !ZoneLabelPageHiberDump! !ZoneDescriptionPageHiberDump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45.398414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8.492515 (0.000000%)</text:p>
      <text:p text:style-name="Standard"><text:s text:c="12"/>Files End: 108.492515</text:p>
      <text:p text:style-name="Standard"><text:s text:c="13"/>Zone End: 108.492515 (45.398414%)</text:p>
      <text:p text:style-name="Standard"><text:soft-page-break/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108.492515</text:p>
      <text:p text:style-name="Standard"><text:s text:c="14"/>Must be half the zone size. (GapAdjusted): 0.000000 <text:s/>(---) 108.492515</text:p>
      <text:p text:style-name="Standard"><text:s text:c="15"/>Align to the volume evenly. (GapRounded): 0.000000 <text:s/>(---) 108.492515</text:p>
      <text:p text:style-name="Standard"><text:s text:c="10"/>The remaining space available. (GapAvailable): 36.292899 <text:s/>(---) 144.785414</text:p>
      <text:p text:style-name="Standard"><text:s text:c="6"/>The lower of adjusted and available. (GapCurrent): 0.000000 <text:s/>(---) 108.492515</text:p>
      <text:p text:style-name="Standard"><text:s text:c="4"/>(GapCurrent) after any code you inserted. (GapUsed): 0.000000 <text:s/>(---) 108.49251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0935702059.121002 (9.289993%)</text:p>
      <text:p text:style-name="Standard"><text:s text:c="19"/>Total Used: 290808734187.519710 (120.465542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ageHiberDump</text:p>
      <text:p text:style-name="Standard"># PageHiberDump start.</text:p>
      <text:p text:style-name="Standard">(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)</text:p>
      <text:p text:style-name="Standard"><text:soft-page-break/># PageHiberDum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6.000000 Shares Share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23026 (0.009635%)</text:p>
      <text:p text:style-name="Standard"><text:s text:c="18"/>Gap: 1.414636 (0.591951%)</text:p>
      <text:p text:style-name="Standard"><text:s text:c="16"/>Total: 1.437662 (46.000000%)</text:p>
      <text:p text:style-name="Standard"/>
      <text:p text:style-name="Standard"><text:s text:c="8"/>Files/folders: <text:s text:c="15"/>23 (0.001054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8.492515 (0.000000%)</text:p>
      <text:p text:style-name="Standard"><text:s text:c="12"/>Files End: 108.515541</text:p>
      <text:p text:style-name="Standard"><text:s text:c="13"/>Zone End: 109.930177 (4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591951% (1.414636)</text:p>
      <text:p text:style-name="Standard"><text:s text:c="17"/></text:p>
      <text:p text:style-name="Standard"><text:s text:c="15"/>The desired min gap size. (GapRequested): 2.220110 <text:s/>(Loc) 110.735651</text:p>
      <text:p text:style-name="Standard"><text:s text:c="14"/>Must be half the zone size. (GapAdjusted): 0.046052 <text:s/>(---) 108.561593</text:p>
      <text:p text:style-name="Standard"><text:s text:c="15"/>Align to the volume evenly. (GapRounded): 1.414636 <text:s/>(---) 109.930177</text:p>
      <text:p text:style-name="Standard"><text:s text:c="10"/>The remaining space available. (GapAvailable): 36.270537 <text:s/>(---) 144.786078</text:p>
      <text:p text:style-name="Standard"><text:s text:c="6"/>The lower of adjusted and available. (GapCurrent): 1.414636 <text:s/>(---) 109.930177</text:p>
      <text:p text:style-name="Standard"><text:soft-page-break/><text:s text:c="4"/>(GapCurrent) after any code you inserted. (GapUsed): 1.414636 <text:s/>(---) 109.93017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0029272265.033100 (10.218992%)</text:p>
      <text:p text:style-name="Standard"><text:s text:c="19"/>Total Used: 296603083898.879700 (122.866752%)</text:p>
      <text:p text:style-name="Standard"><text:s text:c="9"/>Volume Used by Zones: 5794349711.359985 (0.59195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hares</text:p>
      <text:p text:style-name="Standard"># Share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oft-page-break/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<text:soft-page-break/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oft-page-break/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oft-page-break/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hares</text:p>
      <text:p text:style-name="Standard">and (</text:p>
      <text:p text:style-name="Standard"># Share start.</text:p>
      <text:p text:style-name="Standard">(</text:p>
      <text:p text:style-name="Standard"><text:s text:c="2"/>DirectoryName("*Common*")</text:p>
      <text:p text:style-name="Standard"><text:s text:c="2"/>or DirectoryName("Media*")</text:p>
      <text:p text:style-name="Standard"><text:s text:c="2"/>or DirectoryName("Multimedia*")</text:p>
      <text:p text:style-name="Standard"><text:s text:c="2"/>or DirectoryName("*Public*")</text:p>
      <text:p text:style-name="Standard"><text:s text:c="2"/>or DirectoryName("*Share*")</text:p>
      <text:p text:style-name="Standard">)</text:p>
      <text:p text:style-name="Standard"><text:soft-page-break/># Share end.</text:p>
      <text:p text:style-name="Standard"/>
      <text:p text:style-name="Standard"># Shares</text:p>
      <text:p text:style-name="Standard">or </text:p>
      <text:p text:style-name="Standard"># Family start.</text:p>
      <text:p text:style-name="Standard">(</text:p>
      <text:p text:style-name="Standard"><text:s text:c="4"/>DirectoryName("*Family*")</text:p>
      <text:p text:style-name="Standard">)</text:p>
      <text:p text:style-name="Standard"># Family end.</text:p>
      <text:p text:style-name="Standard"/>
      <text:p text:style-name="Standard"># Shares</text:p>
      <text:p text:style-name="Standard">)</text:p>
      <text:p text:style-name="Standard"># Share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6.000000 Shares Share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414636 (0.591951%)</text:p>
      <text:p text:style-name="Standard"><text:s text:c="16"/>Total: 1.414636 (4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8.515541 (0.000000%)</text:p>
      <text:p text:style-name="Standard"><text:s text:c="12"/>Files End: 108.515541</text:p>
      <text:p text:style-name="Standard"><text:s text:c="13"/>Zone End: 109.930177 (46.000000%)</text:p>
      <text:p text:style-name="Standard"><text:soft-page-break/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591951% (1.414636)</text:p>
      <text:p text:style-name="Standard"><text:s text:c="17"/></text:p>
      <text:p text:style-name="Standard"><text:s text:c="15"/>The desired min gap size. (GapRequested): 2.220110 <text:s/>(Loc) 110.735651</text:p>
      <text:p text:style-name="Standard"><text:s text:c="14"/>Must be half the zone size. (GapAdjusted): 0.000000 <text:s/>(---) 108.515541</text:p>
      <text:p text:style-name="Standard"><text:s text:c="15"/>Align to the volume evenly. (GapRounded): 1.414636 <text:s/>(---) 109.930177</text:p>
      <text:p text:style-name="Standard"><text:s text:c="10"/>The remaining space available. (GapAvailable): 36.270537 <text:s/>(---) 144.786078</text:p>
      <text:p text:style-name="Standard"><text:s text:c="6"/>The lower of adjusted and available. (GapCurrent): 1.414636 <text:s/>(---) 109.930177</text:p>
      <text:p text:style-name="Standard"><text:s text:c="4"/>(GapCurrent) after any code you inserted. (GapUsed): 1.414636 <text:s/>(---) 109.93017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9122842470.945190 (11.147991%)</text:p>
      <text:p text:style-name="Standard"><text:s text:c="19"/>Total Used: 302397433610.239690 (125.267066%)</text:p>
      <text:p text:style-name="Standard"><text:s text:c="9"/>Volume Used by Zones: 5794349711.359985 (0.59195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hares</text:p>
      <text:p text:style-name="Standard"># Share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oft-page-break/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oft-page-break/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<text:soft-page-break/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oft-page-break/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<text:soft-page-break/># NotBlobsArchivesBu end.</text:p>
      <text:p text:style-name="Standard"/>
      <text:p text:style-name="Standard"># Shares</text:p>
      <text:p text:style-name="Standard">and (</text:p>
      <text:p text:style-name="Standard"># Share start.</text:p>
      <text:p text:style-name="Standard">(</text:p>
      <text:p text:style-name="Standard"><text:s text:c="2"/>DirectoryName("*Common*")</text:p>
      <text:p text:style-name="Standard"><text:s text:c="2"/>or DirectoryName("Media*")</text:p>
      <text:p text:style-name="Standard"><text:s text:c="2"/>or DirectoryName("Multimedia*")</text:p>
      <text:p text:style-name="Standard"><text:s text:c="2"/>or DirectoryName("*Public*")</text:p>
      <text:p text:style-name="Standard"><text:s text:c="2"/>or DirectoryName("*Share*")</text:p>
      <text:p text:style-name="Standard">)</text:p>
      <text:p text:style-name="Standard"># Share end.</text:p>
      <text:p text:style-name="Standard"/>
      <text:p text:style-name="Standard"># Shares</text:p>
      <text:p text:style-name="Standard">or </text:p>
      <text:p text:style-name="Standard"># Family start.</text:p>
      <text:p text:style-name="Standard">(</text:p>
      <text:p text:style-name="Standard"><text:s text:c="4"/>DirectoryName("*Family*")</text:p>
      <text:p text:style-name="Standard">)</text:p>
      <text:p text:style-name="Standard"># Family end.</text:p>
      <text:p text:style-name="Standard"/>
      <text:p text:style-name="Standard"># Shares</text:p>
      <text:p text:style-name="Standard">)</text:p>
      <text:p text:style-name="Standard"># Share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7.000000 SystemOtherData SystemOther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oft-page-break/><text:s text:c="16"/>Files: 0.026771 (0.011202%)</text:p>
      <text:p text:style-name="Standard"><text:s text:c="18"/>Gap: 2.363016 (0.988798%)</text:p>
      <text:p text:style-name="Standard"><text:s text:c="16"/>Total: 2.389787 (47.000000%)</text:p>
      <text:p text:style-name="Standard"/>
      <text:p text:style-name="Standard"><text:s text:c="8"/>Files/folders: <text:s text:c="14"/>367 (0.016820%) </text:p>
      <text:p text:style-name="Standard"><text:s text:c="12"/>Fragments: <text:s text:c="16"/>1 (0.05060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9.930177 (0.000000%)</text:p>
      <text:p text:style-name="Standard"><text:s text:c="12"/>Files End: 109.956948</text:p>
      <text:p text:style-name="Standard"><text:s text:c="13"/>Zone End: 112.319964 (4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988798% (2.363016)</text:p>
      <text:p text:style-name="Standard"><text:s text:c="17"/></text:p>
      <text:p text:style-name="Standard"><text:s text:c="15"/>The desired min gap size. (GapRequested): 2.220110 <text:s/>(Loc) 112.177058</text:p>
      <text:p text:style-name="Standard"><text:s text:c="14"/>Must be half the zone size. (GapAdjusted): 0.053542 <text:s/>(---) 110.010490</text:p>
      <text:p text:style-name="Standard"><text:s text:c="15"/>Align to the volume evenly. (GapRounded): 2.363016 <text:s/>(---) 112.319964</text:p>
      <text:p text:style-name="Standard"><text:s text:c="10"/>The remaining space available. (GapAvailable): 34.855901 <text:s/>(---) 144.812849</text:p>
      <text:p text:style-name="Standard"><text:s text:c="6"/>The lower of adjusted and available. (GapCurrent): 2.363016 <text:s/>(---) 112.319964</text:p>
      <text:p text:style-name="Standard"><text:s text:c="4"/>(GapCurrent) after any code you inserted. (GapUsed): 2.363016 <text:s/>(---) 112.31996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8216412676.857280 (12.076991%)</text:p>
      <text:p text:style-name="Standard"><text:s text:c="19"/>Total Used: 312076345589.759640 (129.276932%)</text:p>
      <text:p text:style-name="Standard"><text:s text:c="9"/>Volume Used by Zones: 9678911979.519959 (0.98879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ystemOtherData</text:p>
      <text:p text:style-name="Standard"># SystemOtherData start.</text:p>
      <text:p text:style-name="Standard"><text:soft-page-break/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<text:soft-page-break/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oft-page-break/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oft-page-break/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oft-page-break/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ystemOtherData</text:p>
      <text:p text:style-name="Standard">and (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><text:s/></text:p>
      <text:p text:style-name="Standard"># SystemOtherData</text:p>
      <text:p text:style-name="Standard">or <text:s/></text:p>
      <text:p text:style-name="Standard"># Databases start.</text:p>
      <text:p text:style-name="Standard">(</text:p>
      <text:p text:style-name="Standard"><text:soft-page-break/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# SystemOtherData</text:p>
      <text:p text:style-name="Standard">)</text:p>
      <text:p text:style-name="Standard"># SystemOtherData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7.000000 SystemOtherData SystemOther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oft-page-break/><text:s text:c="18"/>Gap: 2.363016 (0.988798%)</text:p>
      <text:p text:style-name="Standard"><text:s text:c="16"/>Total: 2.363016 (4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9.956948 (0.000000%)</text:p>
      <text:p text:style-name="Standard"><text:s text:c="12"/>Files End: 109.956948</text:p>
      <text:p text:style-name="Standard"><text:s text:c="13"/>Zone End: 112.319964 (4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988798% (2.363016)</text:p>
      <text:p text:style-name="Standard"><text:s text:c="17"/></text:p>
      <text:p text:style-name="Standard"><text:s text:c="15"/>The desired min gap size. (GapRequested): 2.220110 <text:s/>(Loc) 112.177058</text:p>
      <text:p text:style-name="Standard"><text:s text:c="14"/>Must be half the zone size. (GapAdjusted): 0.000000 <text:s/>(---) 109.956948</text:p>
      <text:p text:style-name="Standard"><text:s text:c="15"/>Align to the volume evenly. (GapRounded): 2.363016 <text:s/>(---) 112.319964</text:p>
      <text:p text:style-name="Standard"><text:s text:c="10"/>The remaining space available. (GapAvailable): 34.855771 <text:s/>(---) 144.812719</text:p>
      <text:p text:style-name="Standard"><text:s text:c="6"/>The lower of adjusted and available. (GapCurrent): 2.363016 <text:s/>(---) 112.319964</text:p>
      <text:p text:style-name="Standard"><text:s text:c="4"/>(GapCurrent) after any code you inserted. (GapUsed): 2.363016 <text:s/>(---) 112.31996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7309982882.769380 (13.005990%)</text:p>
      <text:p text:style-name="Standard"><text:s text:c="19"/>Total Used: 321755257569.279600 (133.286404%)</text:p>
      <text:p text:style-name="Standard"><text:s text:c="9"/>Volume Used by Zones: 9678911979.519959 (0.98879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ystemOtherData</text:p>
      <text:p text:style-name="Standard"># SystemOtherData start.</text:p>
      <text:p text:style-name="Standard"># NotBlobsArchivesBu start.</text:p>
      <text:p text:style-name="Standard"><text:soft-page-break/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<text:soft-page-break/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oft-page-break/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oft-page-break/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oft-page-break/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ystemOtherData</text:p>
      <text:p text:style-name="Standard">and (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><text:s/></text:p>
      <text:p text:style-name="Standard"># SystemOtherData</text:p>
      <text:p text:style-name="Standard">or <text:s/></text:p>
      <text:p text:style-name="Standard"># Databases start.</text:p>
      <text:p text:style-name="Standard">(</text:p>
      <text:p text:style-name="Standard"><text:s text:c="2"/>FileName("*.crypt*")</text:p>
      <text:p text:style-name="Standard"><text:soft-page-break/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# SystemOtherData</text:p>
      <text:p text:style-name="Standard">)</text:p>
      <text:p text:style-name="Standard"># SystemOtherData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8.000000 Reference Referenc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.591010 (0.665754%)</text:p>
      <text:p text:style-name="Standard"><text:s text:c="18"/>Gap: 0.798777 (0.334246%)</text:p>
      <text:p text:style-name="Standard"><text:soft-page-break/><text:s text:c="16"/>Total: 2.389787 (48.000000%)</text:p>
      <text:p text:style-name="Standard"/>
      <text:p text:style-name="Standard"><text:s text:c="8"/>Files/folders: <text:s text:c="15"/>18 (0.000825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2.319963 (0.000000%)</text:p>
      <text:p text:style-name="Standard"><text:s text:c="12"/>Files End: 113.910973</text:p>
      <text:p text:style-name="Standard"><text:s text:c="13"/>Zone End: 114.709750 (4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0.334246% (0.798777)</text:p>
      <text:p text:style-name="Standard"><text:s text:c="17"/></text:p>
      <text:p text:style-name="Standard"><text:s text:c="15"/>The desired min gap size. (GapRequested): 0.444022 <text:s/>(Loc) 114.354995</text:p>
      <text:p text:style-name="Standard"><text:s text:c="14"/>Must be half the zone size. (GapAdjusted): 0.444022 <text:s/>(---) 114.354995</text:p>
      <text:p text:style-name="Standard"><text:s text:c="15"/>Align to the volume evenly. (GapRounded): 0.798777 <text:s/>(---) 114.709750</text:p>
      <text:p text:style-name="Standard"><text:s text:c="10"/>The remaining space available. (GapAvailable): 30.901787 <text:s/>(---) 144.812760</text:p>
      <text:p text:style-name="Standard"><text:s text:c="6"/>The lower of adjusted and available. (GapCurrent): 0.798777 <text:s/>(---) 114.709750</text:p>
      <text:p text:style-name="Standard"><text:s text:c="4"/>(GapCurrent) after any code you inserted. (GapUsed): 0.798777 <text:s/>(---) 114.709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9128696923.951800 (13.191790%)</text:p>
      <text:p text:style-name="Standard"><text:s text:c="19"/>Total Used: 325027048488.959590 (134.642373%)</text:p>
      <text:p text:style-name="Standard"><text:s text:c="9"/>Volume Used by Zones: 3271790919.679993 (0.3342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Reference</text:p>
      <text:p text:style-name="Standard"># Reference start.</text:p>
      <text:p text:style-name="Standard"># NotBlobsArchivesBu start.</text:p>
      <text:p text:style-name="Standard">(not (</text:p>
      <text:p text:style-name="Standard"><text:soft-page-break/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><text:soft-page-break/></text:p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oft-page-break/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oft-page-break/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oft-page-break/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Reference</text:p>
      <text:p text:style-name="Standard">and (</text:p>
      <text:p text:style-name="Standard"># Reference start.</text:p>
      <text:p text:style-name="Standard">(</text:p>
      <text:p text:style-name="Standard"><text:s text:c="2"/>DirectoryName("World*") or</text:p>
      <text:p text:style-name="Standard"><text:s text:c="2"/>DirectoryName("Education*") or</text:p>
      <text:p text:style-name="Standard"><text:s text:c="2"/>DirectoryName("Entertainment*") or</text:p>
      <text:p text:style-name="Standard"><text:s text:c="2"/>DirectoryName("Food*") or</text:p>
      <text:p text:style-name="Standard"><text:s text:c="2"/>DirectoryName("Geography*") or</text:p>
      <text:p text:style-name="Standard"><text:s text:c="2"/>DirectoryName("Help*") or</text:p>
      <text:p text:style-name="Standard"><text:s text:c="2"/>DirectoryName("Humo*") or</text:p>
      <text:p text:style-name="Standard"><text:s text:c="2"/>DirectoryName("Internet*") or</text:p>
      <text:p text:style-name="Standard"><text:s text:c="2"/>DirectoryName("Legal*") or</text:p>
      <text:p text:style-name="Standard"><text:s text:c="2"/>DirectoryName("Linquistics*") or</text:p>
      <text:p text:style-name="Standard"><text:s text:c="2"/>DirectoryName("Media*") or</text:p>
      <text:p text:style-name="Standard"><text:s text:c="2"/>DirectoryName("Multimedia*") or</text:p>
      <text:p text:style-name="Standard"><text:s text:c="2"/>DirectoryName("Reference*") or</text:p>
      <text:p text:style-name="Standard"><text:s text:c="2"/>DirectoryName("Sales*") or</text:p>
      <text:p text:style-name="Standard"><text:s text:c="2"/>DirectoryName("Science*") or</text:p>
      <text:p text:style-name="Standard"><text:s text:c="2"/>DirectoryName("Social*") or</text:p>
      <text:p text:style-name="Standard"><text:s text:c="2"/>DirectoryName("Technology*")</text:p>
      <text:p text:style-name="Standard">)</text:p>
      <text:p text:style-name="Standard"># Reference end.</text:p>
      <text:p text:style-name="Standard"/>
      <text:p text:style-name="Standard"><text:soft-page-break/># Reference</text:p>
      <text:p text:style-name="Standard">)</text:p>
      <text:p text:style-name="Standard"># Referenc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8.000000 Reference Referenc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798777 (0.334246%)</text:p>
      <text:p text:style-name="Standard"><text:s text:c="16"/>Total: 0.798777 (4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3.910973 (0.000000%)</text:p>
      <text:p text:style-name="Standard"><text:s text:c="12"/>Files End: 113.910973</text:p>
      <text:p text:style-name="Standard"><text:s text:c="13"/>Zone End: 114.709750 (4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0.334246% (0.798777)</text:p>
      <text:p text:style-name="Standard"><text:s text:c="17"/></text:p>
      <text:p text:style-name="Standard"><text:s text:c="15"/>The desired min gap size. (GapRequested): 0.444022 <text:s/>(Loc) 114.354995</text:p>
      <text:p text:style-name="Standard"><text:s text:c="14"/>Must be half the zone size. (GapAdjusted): 0.000000 <text:s/>(---) 113.910973</text:p>
      <text:p text:style-name="Standard"><text:s text:c="15"/>Align to the volume evenly. (GapRounded): 0.798777 <text:s/>(---) 114.709750</text:p>
      <text:p text:style-name="Standard"><text:soft-page-break/><text:s text:c="10"/>The remaining space available. (GapAvailable): 30.901746 <text:s/>(---) 144.812719</text:p>
      <text:p text:style-name="Standard"><text:s text:c="6"/>The lower of adjusted and available. (GapCurrent): 0.798777 <text:s/>(---) 114.709750</text:p>
      <text:p text:style-name="Standard"><text:s text:c="4"/>(GapCurrent) after any code you inserted. (GapUsed): 0.798777 <text:s/>(---) 114.709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30947410965.134220 (13.377590%)</text:p>
      <text:p text:style-name="Standard"><text:s text:c="19"/>Total Used: 328298839408.639590 (135.997804%)</text:p>
      <text:p text:style-name="Standard"><text:s text:c="9"/>Volume Used by Zones: 3271790919.679993 (0.3342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Reference</text:p>
      <text:p text:style-name="Standard"># Referenc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oft-page-break/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oft-page-break/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oft-page-break/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oft-page-break/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Reference</text:p>
      <text:p text:style-name="Standard">and (</text:p>
      <text:p text:style-name="Standard"># Reference start.</text:p>
      <text:p text:style-name="Standard">(</text:p>
      <text:p text:style-name="Standard"><text:s text:c="2"/>DirectoryName("World*") or</text:p>
      <text:p text:style-name="Standard"><text:s text:c="2"/>DirectoryName("Education*") or</text:p>
      <text:p text:style-name="Standard"><text:s text:c="2"/>DirectoryName("Entertainment*") or</text:p>
      <text:p text:style-name="Standard"><text:s text:c="2"/>DirectoryName("Food*") or</text:p>
      <text:p text:style-name="Standard"><text:soft-page-break/><text:s text:c="2"/>DirectoryName("Geography*") or</text:p>
      <text:p text:style-name="Standard"><text:s text:c="2"/>DirectoryName("Help*") or</text:p>
      <text:p text:style-name="Standard"><text:s text:c="2"/>DirectoryName("Humo*") or</text:p>
      <text:p text:style-name="Standard"><text:s text:c="2"/>DirectoryName("Internet*") or</text:p>
      <text:p text:style-name="Standard"><text:s text:c="2"/>DirectoryName("Legal*") or</text:p>
      <text:p text:style-name="Standard"><text:s text:c="2"/>DirectoryName("Linquistics*") or</text:p>
      <text:p text:style-name="Standard"><text:s text:c="2"/>DirectoryName("Media*") or</text:p>
      <text:p text:style-name="Standard"><text:s text:c="2"/>DirectoryName("Multimedia*") or</text:p>
      <text:p text:style-name="Standard"><text:s text:c="2"/>DirectoryName("Reference*") or</text:p>
      <text:p text:style-name="Standard"><text:s text:c="2"/>DirectoryName("Sales*") or</text:p>
      <text:p text:style-name="Standard"><text:s text:c="2"/>DirectoryName("Science*") or</text:p>
      <text:p text:style-name="Standard"><text:s text:c="2"/>DirectoryName("Social*") or</text:p>
      <text:p text:style-name="Standard"><text:s text:c="2"/>DirectoryName("Technology*")</text:p>
      <text:p text:style-name="Standard">)</text:p>
      <text:p text:style-name="Standard"># Reference end.</text:p>
      <text:p text:style-name="Standard"/>
      <text:p text:style-name="Standard"># Reference</text:p>
      <text:p text:style-name="Standard">)</text:p>
      <text:p text:style-name="Standard"># Referenc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9.000000 SpaceHogs SpaceHog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48.953300 (20.484383%)</text:p>
      <text:p text:style-name="Standard"><text:s text:c="18"/>Gap: 3.622002 (1.515618%)</text:p>
      <text:p text:style-name="Standard"><text:s text:c="16"/>Total: 52.575302 (70.000000%)</text:p>
      <text:p text:style-name="Standard"/>
      <text:p text:style-name="Standard"><text:s text:c="8"/>Files/folders: <text:s text:c="12"/>5,125 (0.000229%) </text:p>
      <text:p text:style-name="Standard"><text:s text:c="12"/>Fragments: <text:s text:c="14"/>103 (5.212551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114.709750 (0.000000%)</text:p>
      <text:p text:style-name="Standard"><text:s text:c="12"/>Files End: 163.663050</text:p>
      <text:p text:style-name="Standard"><text:s text:c="13"/>Zone End: 167.285052 (7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515618% (3.622002)</text:p>
      <text:p text:style-name="Standard"><text:s text:c="17"/></text:p>
      <text:p text:style-name="Standard"><text:s text:c="15"/>The desired min gap size. (GapRequested): 2.220110 <text:s/>(Loc) 165.883160</text:p>
      <text:p text:style-name="Standard"><text:s text:c="14"/>Must be half the zone size. (GapAdjusted): 2.220110 <text:s/>(---) 165.883160</text:p>
      <text:p text:style-name="Standard"><text:s text:c="15"/>Align to the volume evenly. (GapRounded): 3.622002 <text:s/>(---) 167.285052</text:p>
      <text:p text:style-name="Standard"><text:s text:c="10"/>The remaining space available. (GapAvailable): 26.156477 <text:s/>(---) 189.819527</text:p>
      <text:p text:style-name="Standard"><text:s text:c="6"/>The lower of adjusted and available. (GapCurrent): 3.622002 <text:s/>(---) 167.285052</text:p>
      <text:p text:style-name="Standard"><text:s text:c="4"/>(GapCurrent) after any code you inserted. (GapUsed): 3.622002 <text:s/>(---) 167.28505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0040981171.046330 (14.306589%)</text:p>
      <text:p text:style-name="Standard"><text:s text:c="19"/>Total Used: 343134560419.839540 (142.143712%)</text:p>
      <text:p text:style-name="Standard"><text:s text:c="9"/>Volume Used by Zones: 14835721011.199951 (1.51561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paceHogs</text:p>
      <text:p text:style-name="Standard"># SpaceHogs start.</text:p>
      <text:p text:style-name="Standard">not(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oft-page-break/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oft-page-break/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or 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SpaceHogs</text:p>
      <text:p text:style-name="Standard">) and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oft-page-break/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oft-page-break/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<text:soft-page-break/># Blobs end.</text:p>
      <text:p text:style-name="Standard"/>
      <text:p text:style-name="Standard"># SpaceHogs</text:p>
      <text:p text:style-name="Standard">) </text:p>
      <text:p text:style-name="Standard"># SpaceHog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9.000000 SpaceHogs SpaceHog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606290 (1.509043%)</text:p>
      <text:p text:style-name="Standard"><text:s text:c="16"/>Total: 3.606290 (7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63.678762 (0.000000%)</text:p>
      <text:p text:style-name="Standard"><text:s text:c="12"/>Files End: 163.678762</text:p>
      <text:p text:style-name="Standard"><text:s text:c="13"/>Zone End: 167.285052 (7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509043% (3.606290)</text:p>
      <text:p text:style-name="Standard"><text:s text:c="17"/></text:p>
      <text:p text:style-name="Standard"><text:s text:c="15"/>The desired min gap size. (GapRequested): 2.220110 <text:s/>(Loc) 165.898872</text:p>
      <text:p text:style-name="Standard"><text:soft-page-break/><text:s text:c="14"/>Must be half the zone size. (GapAdjusted): 0.000000 <text:s/>(---) 163.678762</text:p>
      <text:p text:style-name="Standard"><text:s text:c="15"/>Align to the volume evenly. (GapRounded): 3.606290 <text:s/>(---) 167.285052</text:p>
      <text:p text:style-name="Standard"><text:s text:c="10"/>The remaining space available. (GapAvailable): 14.578779 <text:s/>(---) 178.257541</text:p>
      <text:p text:style-name="Standard"><text:s text:c="6"/>The lower of adjusted and available. (GapCurrent): 3.606290 <text:s/>(---) 167.285052</text:p>
      <text:p text:style-name="Standard"><text:s text:c="4"/>(GapCurrent) after any code you inserted. (GapUsed): 3.606290 <text:s/>(---) 167.28505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9134551376.958440 (15.235588%)</text:p>
      <text:p text:style-name="Standard"><text:s text:c="19"/>Total Used: 357905925079.039490 (151.007723%)</text:p>
      <text:p text:style-name="Standard"><text:s text:c="9"/>Volume Used by Zones: 14771364659.199951 (1.50904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paceHogs</text:p>
      <text:p text:style-name="Standard"># SpaceHogs start.</text:p>
      <text:p text:style-name="Standard">not(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oft-page-break/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<text:soft-page-break/>or 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SpaceHogs</text:p>
      <text:p text:style-name="Standard">) and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oft-page-break/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<text:soft-page-break/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SpaceHogs</text:p>
      <text:p text:style-name="Standard">) </text:p>
      <text:p text:style-name="Standard"># SpaceHog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0.000000 ArchivesBu ArchivesBu 2021-11-13 11:30 PM </text:p>
      <text:p text:style-name="Standard"/>
      <text:p text:style-name="Standard">Statistics Report:</text:p>
      <text:p text:style-name="Standard">------------------</text:p>
      <text:p text:style-name="Standard"><text:soft-page-break/><text:s text:c="3"/>Size: <text:s/></text:p>
      <text:p text:style-name="Standard"><text:s text:c="3"/>------------------------</text:p>
      <text:p text:style-name="Standard"><text:s text:c="16"/>Files: 64.205954 (26.866816%)</text:p>
      <text:p text:style-name="Standard"><text:s text:c="18"/>Gap: 0.318281 (0.133184%)</text:p>
      <text:p text:style-name="Standard"><text:s text:c="16"/>Total: 64.524235 (97.000000%)</text:p>
      <text:p text:style-name="Standard"/>
      <text:p text:style-name="Standard"><text:s text:c="8"/>Files/folders: <text:s text:c="10"/>505,124 (0.023144%) </text:p>
      <text:p text:style-name="Standard"><text:s text:c="12"/>Fragments: <text:s text:c="14"/>436 (24.843305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67.285052 (0.000000%)</text:p>
      <text:p text:style-name="Standard"><text:s text:c="12"/>Files End: 231.491006</text:p>
      <text:p text:style-name="Standard"><text:s text:c="13"/>Zone End: 231.809287 (9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33184% (0.318281)</text:p>
      <text:p text:style-name="Standard"><text:s text:c="17"/></text:p>
      <text:p text:style-name="Standard"><text:s text:c="15"/>The desired min gap size. (GapRequested): 0.222011 <text:s/>(Loc) 231.713017</text:p>
      <text:p text:style-name="Standard"><text:s text:c="14"/>Must be half the zone size. (GapAdjusted): 0.222011 <text:s/>(---) 231.713017</text:p>
      <text:p text:style-name="Standard"><text:s text:c="15"/>Align to the volume evenly. (GapRounded): 0.318281 <text:s/>(---) 231.809287</text:p>
      <text:p text:style-name="Standard"><text:s text:c="10"/>The remaining space available. (GapAvailable): 7.487640 <text:s/>(---) 238.978646</text:p>
      <text:p text:style-name="Standard"><text:s text:c="6"/>The lower of adjusted and available. (GapCurrent): 0.318281 <text:s/>(---) 231.809287</text:p>
      <text:p text:style-name="Standard"><text:s text:c="4"/>(GapCurrent) after any code you inserted. (GapUsed): 0.318281 <text:s/>(---) 231.80928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0043908397.549650 (15.328488%)</text:p>
      <text:p text:style-name="Standard"><text:s text:c="19"/>Total Used: 359209602498.559390 (151.558111%)</text:p>
      <text:p text:style-name="Standard"><text:s text:c="9"/>Volume Used by Zones: 1303677419.519898 (0.133184%)</text:p>
      <text:p text:style-name="Standard"/>
      <text:p text:style-name="Standard">Directory and Files Select:</text:p>
      <text:p text:style-name="Standard">---------------------------</text:p>
      <text:p text:style-name="Standard"><text:soft-page-break/># Script: ZoneDo ZoneTypeSelectArchivesBu</text:p>
      <text:p text:style-name="Standard"># ArchivesBu start.</text:p>
      <text:p text:style-name="Standard">all</text:p>
      <text:p text:style-name="Standard"># ArchivesBu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0.000000 ArchivesBu ArchivesBu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318281 (0.133184%)</text:p>
      <text:p text:style-name="Standard"><text:s text:c="16"/>Total: 0.318281 (9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31.491006 (0.000000%)</text:p>
      <text:p text:style-name="Standard"><text:s text:c="12"/>Files End: 231.491006</text:p>
      <text:p text:style-name="Standard"><text:s text:c="13"/>Zone End: 231.809287 (9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33184% (0.318281)</text:p>
      <text:p text:style-name="Standard"><text:s text:c="17"/></text:p>
      <text:p text:style-name="Standard"><text:s text:c="15"/>The desired min gap size. (GapRequested): 0.222011 <text:s/>(Loc) 231.713017</text:p>
      <text:p text:style-name="Standard"><text:s text:c="14"/>Must be half the zone size. (GapAdjusted): 0.000000 <text:s/>(---) 231.491006</text:p>
      <text:p text:style-name="Standard"><text:soft-page-break/><text:s text:c="15"/>Align to the volume evenly. (GapRounded): 0.318281 <text:s/>(---) 231.809287</text:p>
      <text:p text:style-name="Standard"><text:s text:c="10"/>The remaining space available. (GapAvailable): 7.487640 <text:s/>(---) 238.978646</text:p>
      <text:p text:style-name="Standard"><text:s text:c="6"/>The lower of adjusted and available. (GapCurrent): 0.318281 <text:s/>(---) 231.809287</text:p>
      <text:p text:style-name="Standard"><text:s text:c="4"/>(GapCurrent) after any code you inserted. (GapUsed): 0.318281 <text:s/>(---) 231.80928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0953265418.140870 (15.421388%)</text:p>
      <text:p text:style-name="Standard"><text:s text:c="19"/>Total Used: 360513279918.079280 (152.646827%)</text:p>
      <text:p text:style-name="Standard"><text:s text:c="9"/>Volume Used by Zones: 1303677419.519898 (0.133184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ArchivesBu</text:p>
      <text:p text:style-name="Standard"># ArchivesBu start.</text:p>
      <text:p text:style-name="Standard">all</text:p>
      <text:p text:style-name="Standard"># ArchivesBu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14T15:43:33.55</meta:creation-date>
    <meta:document-statistic meta:table-count="0" meta:image-count="0" meta:object-count="0" meta:page-count="161" meta:paragraph-count="5302" meta:word-count="14070" meta:character-count="147092"/>
    <dc:date>2021-11-14T15:45:11.97</dc:date>
    <dc:creator>David G Horsman</dc:creator>
    <meta:editing-duration>PT1M52S</meta:editing-duration>
    <meta:editing-cycles>1</meta:editing-cycles>
    <meta:generator>OpenOffice/4.1.11$Win32 OpenOffice.org_project/4111m1$Build-9808</meta:generator>
  </office:meta>
</office:document-meta>
</file>